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eb398"/>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6"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7" style:family="paragraph" style:parent-style-name="Standard">
      <style:text-properties fo:font-variant="normal" fo:text-transform="none" fo:color="#3c3b37" style:font-name="sf pro text" fo:font-size="15pt" fo:letter-spacing="normal" fo:font-style="normal" fo:font-weight="normal" officeooo:rsid="000eb398" officeooo:paragraph-rsid="000eb398" style:font-size-asian="15pt" style:font-size-complex="15pt"/>
    </style:style>
    <style:style style:name="P8" style:family="paragraph" style:parent-style-name="Standard">
      <style:text-properties fo:font-variant="normal" fo:text-transform="none" fo:color="#3c3b37" style:font-name="sf pro text" fo:font-size="13.5pt" fo:letter-spacing="normal" fo:font-style="normal" fo:font-weight="normal" officeooo:rsid="000eb398" officeooo:paragraph-rsid="000eb398"/>
    </style:style>
    <style:style style:name="P9" style:family="paragraph" style:parent-style-name="Standard">
      <style:text-properties fo:font-variant="normal" fo:text-transform="none" fo:color="#3c3b37" style:font-name="sf pro text" fo:font-size="13pt" fo:letter-spacing="normal" fo:font-style="normal" fo:font-weight="normal" officeooo:paragraph-rsid="0012edb7"/>
    </style:style>
    <style:style style:name="P10"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11"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12"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13" style:family="paragraph" style:parent-style-name="Standard">
      <style:text-properties fo:font-variant="normal" fo:text-transform="none" fo:color="#3c3b37" style:text-line-through-style="none" style:text-line-through-type="none" style:font-name="sf pro text" fo:font-size="13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14"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rsid="000eb398" officeooo:paragraph-rsid="000eb398" style:text-blinking="false" fo:background-color="#ffffff" loext:padding="0cm" loext:border="none"/>
    </style:style>
    <style:style style:name="P15"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16"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17"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9dd3" style:text-blinking="false" fo:background-color="#ffffff" style:font-weight-asian="normal" style:font-weight-complex="normal" loext:padding="0cm" loext:border="none"/>
    </style:style>
    <style:style style:name="P18"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19"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0dd5b" style:text-blinking="false" fo:background-color="#ffffff" style:font-weight-asian="normal" style:font-weight-complex="normal" loext:padding="0cm" loext:border="none"/>
    </style:style>
    <style:style style:name="P20"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1f9e6" style:text-blinking="false" fo:background-color="#ffffff" style:font-weight-asian="normal" style:font-weight-complex="normal" loext:padding="0cm" loext:border="none"/>
    </style:style>
    <style:style style:name="P21"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22"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23"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weight-asian="normal" style:font-weight-complex="normal" loext:padding="0cm" loext:border="none"/>
    </style:style>
    <style:style style:name="P24" style:family="paragraph" style:parent-style-name="Standard">
      <style:text-properties fo:font-size="27pt" fo:font-weight="normal" officeooo:paragraph-rsid="0012edb7"/>
    </style:style>
    <style:style style:name="P25" style:family="paragraph" style:parent-style-name="Standard">
      <style:text-properties officeooo:paragraph-rsid="0012edb7"/>
    </style:style>
    <style:style style:name="P26" style:family="paragraph" style:parent-style-name="Standard">
      <style:text-properties officeooo:paragraph-rsid="001b96b1"/>
    </style:style>
    <style:style style:name="P27" style:family="paragraph" style:parent-style-name="Standard">
      <style:text-properties officeooo:paragraph-rsid="001c4ba3"/>
    </style:style>
    <style:style style:name="P28" style:family="paragraph" style:parent-style-name="Standard">
      <style:text-properties officeooo:paragraph-rsid="001f4b7e"/>
    </style:style>
    <style:style style:name="P29" style:family="paragraph" style:parent-style-name="Standard">
      <style:text-properties officeooo:paragraph-rsid="00278a74"/>
    </style:style>
    <style:style style:name="P30" style:family="paragraph" style:parent-style-name="Standard">
      <style:text-properties officeooo:paragraph-rsid="00297abe"/>
    </style:style>
    <style:style style:name="P31" style:family="paragraph" style:parent-style-name="Standard">
      <style:text-properties officeooo:paragraph-rsid="002a8316"/>
    </style:style>
    <style:style style:name="P32" style:family="paragraph" style:parent-style-name="Standard">
      <style:text-properties officeooo:paragraph-rsid="002bb5a9"/>
    </style:style>
    <style:style style:name="P33" style:family="paragraph" style:parent-style-name="Standard">
      <style:text-properties officeooo:paragraph-rsid="002fe368"/>
    </style:style>
    <style:style style:name="P34" style:family="paragraph" style:parent-style-name="Standard">
      <style:text-properties officeooo:paragraph-rsid="0030faca"/>
    </style:style>
    <style:style style:name="P35" style:family="paragraph" style:parent-style-name="Standard">
      <style:paragraph-properties fo:margin-left="0cm" fo:margin-right="0cm" fo:margin-top="0cm" fo:margin-bottom="0cm" loext:contextual-spacing="false" fo:orphans="2" fo:widows="2" fo:text-indent="0cm" style:auto-text-indent="false"/>
      <style:text-properties loext:padding="0cm" loext:border="none"/>
    </style:style>
    <style:style style:name="P36" style:family="paragraph" style:parent-style-name="Text_20_body">
      <style:paragraph-properties fo:margin-left="0cm" fo:margin-right="0cm" fo:margin-top="0cm" fo:margin-bottom="0cm" loext:contextual-spacing="false" fo:text-indent="0cm" style:auto-text-indent="false" fo:padding="0cm" fo:border="none"/>
    </style:style>
    <style:style style:name="P3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27pt" fo:letter-spacing="normal" fo:font-style="normal" fo:font-weight="normal" officeooo:paragraph-rsid="000eb398"/>
    </style:style>
    <style:style style:name="P3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4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42"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P43"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4"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style:style>
    <style:style style:name="P45"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6" style:family="paragraph" style:parent-style-name="Text_20_body">
      <style:paragraph-properties fo:margin-left="0cm" fo:margin-right="0cm" fo:margin-top="0cm" fo:margin-bottom="0.529cm" loext:contextual-spacing="false" fo:orphans="2" fo:widows="2" fo:text-indent="0cm" style:auto-text-indent="false" fo:padding="0cm" fo:border="none"/>
    </style:style>
    <style:style style:name="P47"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48"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49"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50"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51"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52"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53" style:family="paragraph" style:parent-style-name="Text_20_body">
      <style:text-properties officeooo:paragraph-rsid="001b96b1"/>
    </style:style>
    <style:style style:name="P54" style:family="paragraph" style:parent-style-name="Text_20_body">
      <style:text-properties officeooo:paragraph-rsid="00278a74"/>
    </style:style>
    <style:style style:name="P55" style:family="paragraph" style:parent-style-name="Text_20_body">
      <style:text-properties officeooo:paragraph-rsid="002a8316"/>
    </style:style>
    <style:style style:name="P56" style:family="paragraph" style:parent-style-name="Text_20_body">
      <style:text-properties officeooo:paragraph-rsid="0030faca"/>
    </style:style>
    <style:style style:name="P57" style:family="paragraph" style:parent-style-name="Standard">
      <style:text-properties officeooo:paragraph-rsid="0030faca"/>
    </style:style>
    <style:style style:name="P5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5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60"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61" style:family="paragraph" style:parent-style-name="Text_20_body" style:list-style-name="L1">
      <style:paragraph-properties fo:margin-left="0.265cm" fo:margin-right="0cm" fo:margin-top="0cm" fo:margin-bottom="0cm" loext:contextual-spacing="false" fo:orphans="2" fo:widows="2" fo:text-indent="0cm" style:auto-text-indent="false" fo:padding="0cm" fo:border="none"/>
    </style:style>
    <style:style style:name="P62" style:family="paragraph" style:parent-style-name="Text_20_body" style:list-style-name="L2">
      <style:paragraph-properties fo:margin-left="0.265cm" fo:margin-right="0cm" fo:margin-top="0cm" fo:margin-bottom="0cm" loext:contextual-spacing="false" fo:orphans="2" fo:widows="2" fo:text-indent="0cm" style:auto-text-indent="false" fo:padding="0cm" fo: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b96b1" style:text-blinking="false" fo:background-color="transparent" loext:char-shading-value="0" style:font-size-asian="13pt" style:font-size-complex="13pt" loext:padding="0cm"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78a74" style:text-blinking="false" fo:background-color="transparent" loext:char-shading-value="0" style:font-size-asian="13pt" style:font-size-complex="13pt" loext:padding="0cm" loext:border="none"/>
    </style:style>
    <style:style style:name="T4"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a8316" style:text-blinking="false" fo:background-color="transparent" loext:char-shading-value="0" style:font-size-asian="13pt" style:font-size-complex="13pt" loext:padding="0cm" loext:border="none"/>
    </style:style>
    <style:style style:name="T5"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2178e" style:text-blinking="false" fo:background-color="#ffffff" loext:char-shading-value="0" style:font-size-asian="13pt" style:font-size-complex="13pt" loext:padding="0cm" loext:border="none"/>
    </style:style>
    <style:style style:name="T6"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7"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cm" loext:border="none"/>
    </style:style>
    <style:style style:name="T8"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30faca" style:text-blinking="false" fo:background-color="transparent" loext:char-shading-value="0" style:font-size-asian="13pt" style:font-size-complex="13pt" loext:padding="0cm" loext:border="none"/>
    </style:style>
    <style:style style:name="T9"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1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1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style:font-size-asian="13pt" style:font-size-complex="13pt" loext:padding="0cm" loext:border="none"/>
    </style:style>
    <style:style style:name="T1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b96b1" style:text-blinking="false" fo:background-color="#ffffff" loext:char-shading-value="0" style:font-size-asian="13pt" style:font-size-complex="13pt" loext:padding="0cm" loext:border="none"/>
    </style:style>
    <style:style style:name="T1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c4ba3" style:text-blinking="false" fo:background-color="#ffffff" loext:char-shading-value="0" style:font-size-asian="13pt" style:font-size-complex="13pt" loext:padding="0cm" loext:border="none"/>
    </style:style>
    <style:style style:name="T1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e3233" style:text-blinking="false" fo:background-color="#ffffff" loext:char-shading-value="0" style:font-size-asian="13pt" style:font-size-complex="13pt" loext:padding="0cm" loext:border="none"/>
    </style:style>
    <style:style style:name="T15"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f4b7e" style:text-blinking="false" fo:background-color="#ffffff" loext:char-shading-value="0" style:font-size-asian="13pt" style:font-size-complex="13pt" loext:padding="0cm" loext:border="none"/>
    </style:style>
    <style:style style:name="T16"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65d7" style:text-blinking="false" fo:background-color="#ffffff" loext:char-shading-value="0" style:font-size-asian="13pt" style:font-size-complex="13pt" loext:padding="0cm" loext:border="none"/>
    </style:style>
    <style:style style:name="T17"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8a74" style:text-blinking="false" fo:background-color="#ffffff" loext:char-shading-value="0" style:font-size-asian="13pt" style:font-size-complex="13pt" loext:padding="0cm" loext:border="none"/>
    </style:style>
    <style:style style:name="T18"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97abe" style:text-blinking="false" fo:background-color="#ffffff" loext:char-shading-value="0" style:font-size-asian="13pt" style:font-size-complex="13pt" loext:padding="0cm" loext:border="none"/>
    </style:style>
    <style:style style:name="T19"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a8316" style:text-blinking="false" fo:background-color="#ffffff" loext:char-shading-value="0" style:font-size-asian="13pt" style:font-size-complex="13pt" loext:padding="0cm" loext:border="none"/>
    </style:style>
    <style:style style:name="T2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bb5a9" style:text-blinking="false" fo:background-color="#ffffff" loext:char-shading-value="0" style:font-size-asian="13pt" style:font-size-complex="13pt" loext:padding="0cm" loext:border="none"/>
    </style:style>
    <style:style style:name="T2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fe368" style:text-blinking="false" fo:background-color="#ffffff" loext:char-shading-value="0" style:font-size-asian="13pt" style:font-size-complex="13pt" loext:padding="0cm" loext:border="none"/>
    </style:style>
    <style:style style:name="T2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0faca" style:text-blinking="false" fo:background-color="#ffffff" loext:char-shading-value="0" style:font-size-asian="13pt" style:font-size-complex="13pt" loext:padding="0cm" loext:border="none"/>
    </style:style>
    <style:style style:name="T2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18914" style:text-blinking="false" fo:background-color="#ffffff" loext:char-shading-value="0" style:font-size-asian="13pt" style:font-size-complex="13pt" loext:padding="0cm" loext:border="none"/>
    </style:style>
    <style:style style:name="T24" style:family="text">
      <style:text-properties fo:font-variant="normal" fo:text-transform="none" fo:color="#3c3b37"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25"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1b96b1" style:text-blinking="false" fo:background-color="#ffffff" loext:char-shading-value="0" style:font-size-asian="13pt" style:font-size-complex="13pt" loext:padding="0cm" loext:border="none"/>
    </style:style>
    <style:style style:name="T26"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78a74" style:text-blinking="false" fo:background-color="#ffffff" loext:char-shading-value="0" style:font-size-asian="13pt" style:font-size-complex="13pt" loext:padding="0cm" loext:border="none"/>
    </style:style>
    <style:style style:name="T27"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28"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a8316" style:text-blinking="false" fo:background-color="#ffffff" loext:char-shading-value="0" style:font-size-asian="13pt" style:font-size-complex="13pt" loext:padding="0cm" loext:border="none"/>
    </style:style>
    <style:style style:name="T29"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0faca" style:text-blinking="false" fo:background-color="#ffffff" loext:char-shading-value="0" style:font-size-asian="13pt" style:font-size-complex="13pt" loext:padding="0cm" loext:border="none"/>
    </style:style>
    <style:style style:name="T30"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18914" style:text-blinking="false" fo:background-color="#ffffff" loext:char-shading-value="0" style:font-size-asian="13pt" style:font-size-complex="13pt" loext:padding="0cm" loext:border="none"/>
    </style:style>
    <style:style style:name="T31"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b96b1" style:text-blinking="false" fo:background-color="#ffffff" loext:char-shading-value="0" style:font-size-asian="13pt" style:font-size-complex="13pt" loext:padding="0cm" loext:border="none"/>
    </style:style>
    <style:style style:name="T32"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f4b7e" style:text-blinking="false" fo:background-color="#ffffff" loext:char-shading-value="0" style:font-size-asian="13pt" style:font-size-complex="13pt" loext:padding="0cm" loext:border="none"/>
    </style:style>
    <style:style style:name="T33"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65d7" style:text-blinking="false" fo:background-color="#ffffff" loext:char-shading-value="0" style:font-size-asian="13pt" style:font-size-complex="13pt" loext:padding="0cm" loext:border="none"/>
    </style:style>
    <style:style style:name="T34"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8a74" style:text-blinking="false" fo:background-color="#ffffff" loext:char-shading-value="0" style:font-size-asian="13pt" style:font-size-complex="13pt" loext:padding="0cm" loext:border="none"/>
    </style:style>
    <style:style style:name="T35"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36"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a8316" style:text-blinking="false" fo:background-color="#ffffff" loext:char-shading-value="0" style:font-size-asian="13pt" style:font-size-complex="13pt" loext:padding="0cm" loext:border="none"/>
    </style:style>
    <style:style style:name="T37"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bb5a9" style:text-blinking="false" fo:background-color="#ffffff" loext:char-shading-value="0" style:font-size-asian="13pt" style:font-size-complex="13pt" loext:padding="0cm" loext:border="none"/>
    </style:style>
    <style:style style:name="T38"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0faca" style:text-blinking="false" fo:background-color="#ffffff" loext:char-shading-value="0" style:font-size-asian="13pt" style:font-size-complex="13pt" loext:padding="0cm" loext:border="none"/>
    </style:style>
    <style:style style:name="T39"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18914" style:text-blinking="false" fo:background-color="#ffffff" loext:char-shading-value="0" style:font-size-asian="13pt" style:font-size-complex="13pt" loext:padding="0cm" loext:border="none"/>
    </style:style>
    <style:style style:name="T40" style:family="text">
      <style:text-properties fo:font-variant="normal" fo:text-transform="none" fo:color="#3c3b37" style:font-name="sf pro text" fo:font-size="13.5pt" fo:letter-spacing="normal" fo:font-style="normal" fo:font-weight="bold" loext:padding="0cm" loext:border="none"/>
    </style:style>
    <style:style style:name="T41" style:family="text">
      <style:text-properties fo:font-variant="normal" fo:text-transform="none" fo:color="#3c3b37" style:font-name="sf pro text" fo:font-size="13.5pt" fo:letter-spacing="normal" fo:font-style="normal" fo:font-weight="normal"/>
    </style:style>
    <style:style style:name="T42" style:family="text">
      <style:text-properties fo:font-variant="normal" fo:text-transform="none" fo:color="#3c3b37" style:font-name="sf pro text" fo:font-size="13.5pt" fo:letter-spacing="normal" fo:font-style="normal" fo:font-weight="normal" loext:padding="0cm" loext:border="none"/>
    </style:style>
    <style:style style:name="T43" style:family="text">
      <style:text-properties fo:font-variant="normal" fo:text-transform="none" fo:color="#b35a1b" style:font-name="sfmono-regular" fo:font-size="12pt" fo:letter-spacing="normal" fo:font-style="normal" fo:font-weight="normal" fo:background-color="#ffffff" loext:char-shading-value="0" loext:padding-left="0.106cm" loext:padding-right="0.106cm" loext:padding-top="0.053cm" loext:padding-bottom="0.053cm" loext:border="0.06pt solid #dedfe0"/>
    </style:style>
    <style:style style:name="T44" style:family="text">
      <style:text-properties fo:font-variant="normal" fo:text-transform="none" fo:color="#b35a1b" style:font-name="sfmono-regular" fo:font-size="12pt" fo:letter-spacing="normal" fo:font-style="normal" fo:font-weight="bold" fo:background-color="#ffffff" loext:char-shading-value="0" loext:padding="0cm" loext:border="none"/>
    </style:style>
    <style:style style:name="T45" style:family="text">
      <style:text-properties fo:font-variant="normal" fo:text-transform="none" fo:color="#000000"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46" style:family="text">
      <style:text-properties fo:color="#007791" style:text-line-through-style="none" style:text-line-through-type="none" fo:font-size="13.5pt" style:text-underline-style="none" style:text-blinking="false" fo:background-color="#ffffff" loext:char-shading-value="0" loext:padding="0cm" loext:border="none"/>
    </style:style>
    <style:style style:name="T47" style:family="text">
      <style:text-properties fo:color="#007791" style:text-line-through-style="none" style:text-line-through-type="none" fo:font-size="13.5pt" style:text-underline-style="none" officeooo:rsid="000eb398" style:text-blinking="false" fo:background-color="#ffffff" loext:char-shading-value="0" loext:padding="0cm" loext:border="none"/>
    </style:style>
    <style:style style:name="T48" style:family="text">
      <style:text-properties fo:color="#007791"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49" style:family="text">
      <style:text-properties fo:color="#007791" style:text-line-through-style="none" style:text-line-through-type="none" fo:font-size="13.5pt" style:text-underline-style="none" fo:font-weight="normal" style:text-blinking="false" fo:background-color="transparent" loext:char-shading-value="0" loext:padding="0cm" loext:border="none"/>
    </style:style>
    <style:style style:name="T50" style:family="text">
      <style:text-properties fo:color="#007791" style:text-line-through-style="none" style:text-line-through-type="none" fo:font-size="13.5pt" style:text-underline-style="none" fo:font-weight="bold" style:text-blinking="false" fo:background-color="#ffffff" loext:char-shading-value="0" loext:padding="0cm" loext:border="none"/>
    </style:style>
    <style:style style:name="T51" style:family="text">
      <style:text-properties fo:color="#007791" style:text-line-through-style="none" style:text-line-through-type="none" fo:font-size="13.5pt" style:text-underline-style="none" fo:font-weight="bold" officeooo:rsid="0012178e" style:text-blinking="false" fo:background-color="#ffffff" loext:char-shading-value="0" style:font-size-asian="13pt" style:font-size-complex="13pt" loext:padding="0cm" loext:border="none"/>
    </style:style>
    <style:style style:name="T52" style:family="text">
      <style:text-properties fo:color="#007791" fo:font-size="13.5pt" fo:font-weight="bold"/>
    </style:style>
    <style:style style:name="T53" style:family="text">
      <style:text-properties style:text-line-through-style="none" style:text-line-through-type="none" fo:font-size="13.5pt" style:text-underline-style="none" style:text-blinking="false" fo:background-color="#ffffff" loext:char-shading-value="0" loext:padding="0cm" loext:border="none"/>
    </style:style>
    <style:style style:name="T54" style:family="text">
      <style:text-properties style:text-line-through-style="none" style:text-line-through-type="none" fo:font-size="13.5pt" style:text-underline-style="none" officeooo:rsid="000eb398" style:text-blinking="false" fo:background-color="#ffffff" loext:char-shading-value="0" loext:padding="0cm" loext:border="none"/>
    </style:style>
    <style:style style:name="T55" style:family="text">
      <style:text-properties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56" style:family="text">
      <style:text-properties style:text-line-through-style="none" style:text-line-through-type="none" fo:font-size="13.5pt" style:text-underline-style="none" officeooo:rsid="0012178e" style:text-blinking="false" fo:background-color="#ffffff" loext:char-shading-value="0" style:font-size-asian="13pt" style:font-weight-asian="normal" style:font-size-complex="13pt" style:font-weight-complex="normal" loext:padding="0cm" loext:border="none"/>
    </style:style>
    <style:style style:name="T57" style:family="text">
      <style:text-properties style:text-line-through-style="none" style:text-line-through-type="none" fo:font-size="13.5pt" style:text-underline-style="none" officeooo:rsid="0012178e" style:text-blinking="false" fo:background-color="#ffffff" loext:char-shading-value="0" style:font-size-asian="13pt" style:font-size-complex="13pt" loext:padding="0cm" loext:border="none"/>
    </style:style>
    <style:style style:name="T58" style:family="text">
      <style:text-properties style:text-line-through-style="none" style:text-line-through-type="none" fo:font-size="13.5pt" style:text-underline-style="none" fo:font-weight="bold" style:text-blinking="false" fo:background-color="#ffffff" loext:char-shading-value="0" loext:padding="0cm" loext:border="none"/>
    </style:style>
    <style:style style:name="T59" style:family="text">
      <style:text-properties style:text-line-through-style="none" style:text-line-through-type="none" fo:font-size="13.5pt" style:text-underline-style="none" fo:font-weight="bold" officeooo:rsid="0012178e" style:text-blinking="false" fo:background-color="#ffffff" loext:char-shading-value="0" style:font-size-asian="13pt" style:font-size-complex="13pt" loext:padding="0cm" loext:border="none"/>
    </style:style>
    <style:style style:name="T60" style:family="text">
      <style:text-properties style:text-line-through-style="none" style:text-line-through-type="none" fo:font-size="13.5pt" style:text-underline-style="none" fo:font-weight="bold" officeooo:rsid="001939dd" style:text-blinking="false" fo:background-color="#ffffff" loext:char-shading-value="0" style:font-size-asian="13pt" style:font-size-complex="13pt" loext:padding="0cm" loext:border="none"/>
    </style:style>
    <style:style style:name="T61" style:family="text">
      <style:text-properties style:text-line-through-style="none" style:text-line-through-type="none" fo:font-size="13.5pt" style:text-underline-style="none" fo:font-weight="normal" style:text-blinking="false" fo:background-color="#ffffff" loext:char-shading-value="0" loext:padding="0cm" loext:border="none"/>
    </style:style>
    <style:style style:name="T62" style:family="text">
      <style:text-properties fo:font-size="13.5pt"/>
    </style:style>
    <style:style style:name="T63" style:family="text">
      <style:text-properties fo:color="#b35a1b" style:text-line-through-style="none" style:text-line-through-type="none" style:font-name="sfmono-regular" fo:font-size="12pt" style:text-underline-style="none" style:text-blinking="false" fo:background-color="#ffffff" loext:char-shading-value="0" loext:padding-left="0.106cm" loext:padding-right="0.106cm" loext:padding-top="0.053cm" loext:padding-bottom="0.053cm" loext:border="0.06pt solid #dedfe0"/>
    </style:style>
    <style:style style:name="T64" style:family="text">
      <style:text-properties fo:color="#b35a1b" style:text-line-through-style="none" style:text-line-through-type="none" style:font-name="sfmono-regular" fo:font-size="12pt" style:text-underline-style="none" style:text-blinking="false" fo:background-color="#ffffff" loext:char-shading-value="0" style:font-weight-asian="normal" style:font-weight-complex="normal" loext:padding-left="0.106cm" loext:padding-right="0.106cm" loext:padding-top="0.053cm" loext:padding-bottom="0.053cm" loext:border="0.06pt solid #dedfe0"/>
    </style:style>
    <style:style style:name="T65" style:family="text">
      <style:text-properties fo:color="#b35a1b" style:text-line-through-style="none" style:text-line-through-type="none" style:font-name="sfmono-regular" fo:font-size="12pt" style:text-underline-style="none" officeooo:rsid="0012178e" style:text-blinking="false" fo:background-color="#ffffff" loext:char-shading-value="0" style:font-size-asian="13pt" style:font-weight-asian="normal" style:font-size-complex="13pt" style:font-weight-complex="normal" loext:padding-left="0.106cm" loext:padding-right="0.106cm" loext:padding-top="0.053cm" loext:padding-bottom="0.053cm" loext:border="0.06pt solid #dedfe0"/>
    </style:style>
    <style:style style:name="T66" style:family="text">
      <style:text-properties fo:color="#b35a1b" style:text-line-through-style="none" style:text-line-through-type="none" style:font-name="sfmono-regular" fo:font-size="12pt" style:text-underline-style="none" fo:font-weight="bold" style:text-blinking="false" fo:background-color="#ffffff" loext:char-shading-value="0" loext:padding="0cm" loext:border="none"/>
    </style:style>
    <style:style style:name="T67" style:family="text">
      <style:text-properties fo:color="#b35a1b" style:text-line-through-style="none" style:text-line-through-type="none" style:font-name="sfmono-regular" fo:font-size="12pt" style:text-underline-style="none" fo:font-weight="bold" officeooo:rsid="0012178e" style:text-blinking="false" fo:background-color="#ffffff" loext:char-shading-value="0" style:font-size-asian="13pt" style:font-size-complex="13pt" loext:padding="0cm" loext:border="none"/>
    </style:style>
    <style:style style:name="T68" style:family="text">
      <style:text-properties fo:color="#29303b"/>
    </style:style>
    <style:style style:name="T69" style:family="text">
      <style:text-properties fo:color="#46c28e"/>
    </style:style>
    <style:style style:name="T70" style:family="text">
      <style:text-properties fo:font-size="13pt" style:font-size-asian="13pt" style:font-size-complex="13pt"/>
    </style:style>
    <style:style style:name="T71" style:family="text">
      <style:text-properties fo:color="#000000"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72" style:family="text">
      <style:text-properties fo:color="#000000" style:text-line-through-style="none" style:text-line-through-type="none" fo:font-size="13.5pt" style:text-underline-style="none" officeooo:rsid="0012178e" style:text-blinking="false" fo:background-color="#ffffff" loext:char-shading-value="0" style:font-weight-asian="normal" style:font-weight-complex="normal" loext:padding="0cm" loext:border="none"/>
    </style:style>
    <text:list-style style:name="L1">
      <text:list-level-style-number text:level="1" text:style-name="Numbering_20_Symbols" style:num-suffix="." style:num-format="1">
        <style:list-level-properties text:space-before="0.26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Miro</text:p>
      <text:p text:style-name="P1"/>
      <text:p text:style-name="P1"><text:a xlink:type="simple" xlink:href="https://miro.com/app/board/o9J_lJDTVog=/" text:style-name="Internet_20_link" text:visited-style-name="Visited_20_Internet_20_Link">https://miro.com/app/board/o9J_lJDTVog=/</text:a></text:p>
      <text:p text:style-name="P1"/>
      <text:p text:style-name="P1">How to become Senior</text:p>
      <text:p text:style-name="P1"/>
      <text:p text:style-name="P1"><text:a xlink:type="simple" xlink:href="https://zerotomastery.io/blog/developers-edge-how-to-become-a-senior-developer/" text:style-name="Internet_20_link" text:visited-style-name="Visited_20_Internet_20_Link">https://zerotomastery.io/blog/developers-edge-how-to-become-a-senior-developer/</text:a></text:p>
      <text:p text:style-name="P1"/>
      <text:p text:style-name="P1">Dont be a Junior</text:p>
      <text:p text:style-name="P1"/>
      <text:p text:style-name="P1"><text:a xlink:type="simple" xlink:href="https://zerotomastery.io/blog/dont-be-a-junior-developer/" text:style-name="Internet_20_link" text:visited-style-name="Visited_20_Internet_20_Link">https://zerotomastery.io/blog/dont-be-a-junior-developer/</text:a></text:p>
      <text:p text:style-name="P1"/>
      <text:p text:style-name="P2"/>
      <text:p text:style-name="P7"><text:tab/><text:tab/>Section 2: SSH</text:p>
      <text:p text:style-name="P7"/>
      <text:p text:style-name="P7"><text:tab/><text:tab/>Resources: SSH Command</text:p>
      <text:p text:style-name="P8"/>
      <text:p text:style-name="P8">Linux SSH</text:p>
      <text:p text:style-name="P8"/>
      <text:p text:style-name="P2"><text:a xlink:type="simple" xlink:href="https://www.makeuseof.com/tag/beginners-guide-setting-ssh-linux-testing-setup/" text:style-name="Internet_20_link" text:visited-style-name="Visited_20_Internet_20_Link"><text:span text:style-name="T62">https://www.makeuseof.com/tag/beginners-guide-setting-ssh-linux-testing-setup/</text:span></text:a></text:p>
      <text:p text:style-name="P8"/>
      <text:p text:style-name="P8">Windows use Putty</text:p>
      <text:p text:style-name="P8"/>
      <text:p text:style-name="P8">You can buy Digital ocean VPS for 5 dollrs</text:p>
      <text:p text:style-name="P8"/>
      <text:p text:style-name="P2"><text:a xlink:type="simple" xlink:href="https://github.com/zero-to-mastery" text:style-name="Internet_20_link" text:visited-style-name="Visited_20_Internet_20_Link"><text:span text:style-name="T62">https://github.com/zero-to-mastery</text:span></text:a></text:p>
      <text:p text:style-name="P8"/>
      <text:p text:style-name="P8"><text:tab/><text:tab/>Resources: Asymmetric Encryption</text:p>
      <text:p text:style-name="P8"/>
      <text:p text:style-name="P2"><text:a xlink:type="simple" xlink:href="https://www.youtube.com/watch?v=NmM9HA2MQGI" office:target-frame-name="_blank" xlink:show="new" text:style-name="Internet_20_link" text:visited-style-name="Visited_20_Internet_20_Link"><text:span text:style-name="T46">https://www.youtube.com/watch?v=NmM9HA2MQGI</text:span></text:a><text:span text:style-name="T62"><text:line-break/><text:line-break/></text:span><text:a xlink:type="simple" xlink:href="https://www.youtube.com/watch?v=Yjrfm_oRO0w" office:target-frame-name="_blank" xlink:show="new" text:style-name="Internet_20_link" text:visited-style-name="Visited_20_Internet_20_Link"><text:span text:style-name="T46">https://www.youtube.com/watch?v=Yjrfm_oRO0w</text:span></text:a><text:span text:style-name="T62"><text:line-break/><text:line-break/></text:span><text:a xlink:type="simple" xlink:href="https://www.youtube.com/watch?v=vsXMMT2CqqE&amp;t=" office:target-frame-name="_blank" xlink:show="new" text:style-name="Internet_20_link" text:visited-style-name="Visited_20_Internet_20_Link"><text:span text:style-name="T46">https://www.youtube.com/watch?v=vsXMMT2CqqE&amp;t=</text:span></text:a><text:span text:style-name="T62"><text:line-break/><text:line-break/></text:span><text:a xlink:type="simple" xlink:href="https://www.youtube.com/watch?v=NF1pwjL9-DE" text:style-name="Internet_20_link" text:visited-style-name="Visited_20_Internet_20_Link"><text:span text:style-name="T46">https://www.youtube.com/watch?v=NF1pwjL9-DE</text:span></text:a></text:p>
      <text:p text:style-name="P14"/>
      <text:p text:style-name="P3"><text:span text:style-name="T47"><text:tab/><text:tab/></text:span><text:span text:style-name="T53">Quick Note: SSH Into A Server</text:span></text:p>
      <text:p text:style-name="P14"/>
      <text:p text:style-name="P47"><text:span text:style-name="T53">In the previous video I showed you how to add SSH keys to the </text:span><text:span text:style-name="Source_20_Text"><text:span text:style-name="T63">authorized_keys</text:span></text:span><text:span text:style-name="T53">  of a Digital Ocean Server. Afterwards, I also showed you how to add it on the Digital Ocean control panel. Keep in mind that you cannot, use the control panel in Digital Ocean to add keys to already created droplets. You either have to create a new </text:span><text:soft-page-break/><text:span text:style-name="T53">server after you've added the SSH key on the control panel, or add it manually to the </text:span><text:span text:style-name="Source_20_Text"><text:span text:style-name="T63">authorized_keys</text:span></text:span><text:span text:style-name="T53">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44">2. Type "ssh-agent bash" and press Enter.</text:p>
      <text:p text:style-name="P44">3. Type "ssh-add ~/.ssh/id_rsa_digitalocean" and press Enter. You should get confrimation of Identity added.</text:p>
      <text:p text:style-name="P44">4. Try connecting to your digital ocean account again via SSH. Now it shouldn't ask you for the password!</text:p>
      <text:p text:style-name="P44"><text:tab/><text:tab/><text:span text:style-name="T70">Resources: SSH Into A Server</text:span></text:p>
      <text:p text:style-name="P47"><text:span text:style-name="Strong_20_Emphasis"><text:span text:style-name="T58">Recommended </text:span></text:span><text:span text:style-name="Source_20_Text"><text:span text:style-name="Strong_20_Emphasis"><text:span text:style-name="T66">ssh-keygen</text:span></text:span></text:span><text:span text:style-name="Strong_20_Emphasis"><text:span text:style-name="T61">  </text:span></text:span><text:span text:style-name="Strong_20_Emphasis"><text:span text:style-name="T58">command:</text:span></text:span></text:p>
      <text:p text:style-name="P42"><text:span text:style-name="T68">ssh-keygen -t rsa -b 4096 -C </text:span><text:span text:style-name="T69">"your_email@example.com"</text:span></text:p>
      <text:p text:style-name="P37"><text:span text:style-name="Strong_20_Emphasis"><text:span text:style-name="T40"><text:line-break/>Windows: <text:line-break/></text:span></text:span><text:span text:style-name="T41">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https://gitforwindows.org/</text:span></text:a><text:span text:style-name="T41"><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here</text:span></text:a><text:span text:style-name="T41"><text:line-break/>Another option is to use </text:span><text:a xlink:type="simple" xlink:href="https://www.ssh.com/ssh/putty/windows/puttygen" office:target-frame-name="_blank" xlink:show="new" text:style-name="Internet_20_link" text:visited-style-name="Visited_20_Internet_20_Link"><text:span text:style-name="T1">https://www.ssh.com/ssh/putty/windows/puttygen</text:span></text:a><text:span text:style-name="T41"><text:line-break/><text:line-break/></text:span><text:span text:style-name="Source_20_Text"><text:span text:style-name="T43">pbcopy</text:span></text:span><text:span text:style-name="T41">  command: </text:span><text:a xlink:type="simple" xlink:href="https://superuser.com/questions/472598/pbcopy-for-windows/1171448#1171448" office:target-frame-name="_blank" xlink:show="new" text:style-name="Internet_20_link" text:visited-style-name="Visited_20_Internet_20_Link"><text:span text:style-name="T1">https://superuser.com/questions/472598/pbcopy-for-windows/1171448#1171448</text:span></text:a></text:p>
      <text:p text:style-name="P46"/>
      <text:p text:style-name="P37"><text:span text:style-name="Strong_20_Emphasis"><text:span text:style-name="T40">Extra Video:<text:line-break/></text:span></text:span><text:span text:style-name="T41">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https://youtu.be/ORcvSkgdA58</text:span></text:a></text:p>
      <text:p text:style-name="P14"/>
      <text:p text:style-name="P38"><text:span text:style-name="T54"><text:tab/><text:tab/></text:span><text:span text:style-name="T53">Extra Solution: Set Up SSH on Github</text:span></text:p>
      <text:p text:style-name="P40"/>
      <text:p text:style-name="P38"><text:span text:style-name="T53">Here is a great visual guide created by a fellow student if you are still having problems solving this exercise (especially on </text:span><text:soft-page-break/><text:span text:style-name="T53">Windows): </text:span><text:a xlink:type="simple" xlink:href="https://github.com/antonykidis/Setup-ssh-for-github/blob/master/Setup-ssh-on-github.pdf" text:style-name="Internet_20_link" text:visited-style-name="Visited_20_Internet_20_Link">https://</text:a><text:a xlink:type="simple" xlink:href="https://github.com/antonykidis/Setup-ssh-for-github/blob/master/Setup-ssh-on-github.pdf" text:style-name="Internet_20_link" text:visited-style-name="Visited_20_Internet_20_Link">github.com/antonykidis/Setup-ssh-for-github/blob/master/Setup-ssh-on-github.pdf</text:a></text:p>
      <text:p text:style-name="P41"/>
      <text:p text:style-name="P41"/>
      <text:p text:style-name="P40"/>
      <text:p text:style-name="P3"><text:span text:style-name="T47"><text:tab/><text:tab/></text:span><text:span text:style-name="T53">Optional: Contributing To Open Source Projects</text:span></text:p>
      <text:p text:style-name="P10"/>
      <text:p text:style-name="P48"><text:span text:style-name="T53">If you haven't done so already, </text:span><text:span text:style-name="Strong_20_Emphasis"><text:span text:style-name="T58">it is time to contribute to your first open source project!</text:span></text:span></text:p>
      <text:p text:style-name="P46"/>
      <text:p text:style-name="P37"><text:span text:style-name="T41">The contribution can be as big as a new feature, or as small as fixing a typo in the </text:span><text:span text:style-name="Source_20_Text"><text:span text:style-name="Strong_20_Emphasis"><text:span text:style-name="T44">README.md</text:span></text:span></text:span><text:span text:style-name="T41"> file. Here is what we are going to do:</text:span></text:p>
      <text:p text:style-name="P46"/>
      <text:p text:style-name="P37"><text:span text:style-name="T41">1. Join our Discord community </text:span><text:span text:style-name="Strong_20_Emphasis"><text:span text:style-name="T40">(see Lecture 2 of this course) </text:span></text:span><text:span text:style-name="T41">and make sure you are in the </text:span><text:span text:style-name="Strong_20_Emphasis"><text:span text:style-name="T40">#group-project channel</text:span></text:span><text:span text:style-name="T41">. </text:span></text:p>
      <text:p text:style-name="P37"><text:span text:style-name="T41">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7">Read this 4 step guide by selecting "Open Source Projects"</text:span></text:span></text:a></text:p>
      <text:p text:style-name="P37"><text:span text:style-name="T41">3. Share your </text:span><text:span text:style-name="Strong_20_Emphasis"><text:span text:style-name="T40">pull request on the Discord channel #group-project-chat </text:span></text:span><text:span text:style-name="T41">so others can see your awesome contribution!</text:span></text:p>
      <text:p text:style-name="P37"><text:span text:style-name="T41">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https://help.github.com/articles/publicizing-or-hiding-organization-membership/</text:span></text:a><text:span text:style-name="T41">. If you have any issues with this, you can tag the management team on Discord and let them know by pinging </text:span><text:span text:style-name="Strong_20_Emphasis"><text:span text:style-name="T40">@Management Team</text:span></text:span></text:p>
      <text:p text:style-name="P10"/>
      <text:p text:style-name="P10"/>
      <text:p text:style-name="P11"><text:tab/><text:tab/>Monthly Coding Challenges, Free Resources and Guides</text:p>
      <text:p text:style-name="P11"/>
      <text:p text:style-name="P4"><text:span text:style-name="T53">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50">coding challenges</text:span></text:span></text:a><text:span text:style-name="T53"> for you to participate in, </text:span><text:a xlink:type="simple" xlink:href="https://zerotomastery.io/blog/" office:target-frame-name="_blank" xlink:show="new" text:style-name="Internet_20_link" text:visited-style-name="Visited_20_Internet_20_Link"><text:span text:style-name="Strong_20_Emphasis"><text:span text:style-name="T50">monthly industry blogs</text:span></text:span></text:a><text:span text:style-name="T53"> and other</text:span><text:span text:style-name="Strong_20_Emphasis"><text:span text:style-name="T53"> </text:span></text:span><text:a xlink:type="simple" xlink:href="https://zerotomastery.io/resources/" office:target-frame-name="_blank" xlink:show="new" text:style-name="Internet_20_link" text:visited-style-name="Visited_20_Internet_20_Link"><text:span text:style-name="Strong_20_Emphasis"><text:span text:style-name="T50">top free resources</text:span></text:span></text:a><text:span text:style-name="T53"> emailed to you. We also have annual events like </text:span><text:span text:style-name="Emphasis"><text:span text:style-name="T53">Advent of Code</text:span></text:span><text:span text:style-name="T53">🎄, </text:span><text:span text:style-name="Emphasis"><text:span text:style-name="T53">Hacktoberfest </text:span></text:span><text:span text:style-name="T53">👾, and </text:span><text:span text:style-name="Emphasis"><text:span text:style-name="T53">Frosty February Hackathon</text:span></text:span><text:span text:style-name="T53">☃️, plus some </text:span><text:span text:style-name="Emphasis"><text:span text:style-name="T53">giveaways </text:span></text:span><text:span text:style-name="T53">🎁 as well.<text:line-break/></text:span></text:p>
      <text:p text:style-name="P11"><text:tab/><text:tab/>Resources: Image File Formats</text:p>
      <text:p text:style-name="P11"/>
      <text:p text:style-name="P4"><text:soft-page-break/><text:span text:style-name="T53">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46">https://99designs.com/blog/tips/image-file-types/</text:span></text:a><text:span text:style-name="T53"><text:line-break/><text:line-break/></text:span><text:a xlink:type="simple" xlink:href="https://pageweight.imgix.com/" office:target-frame-name="_blank" xlink:show="new" text:style-name="Internet_20_link" text:visited-style-name="Visited_20_Internet_20_Link"><text:span text:style-name="T46">https://pageweight.imgix.com/</text:span></text:a><text:span text:style-name="T53"><text:line-break/><text:line-break/></text:span><text:a xlink:type="simple" xlink:href="https://www.sitepoint.com/gif-png-jpg-which-one-to-use/" office:target-frame-name="_blank" xlink:show="new" text:style-name="Internet_20_link" text:visited-style-name="Visited_20_Internet_20_Link"><text:span text:style-name="T46">https://www.sitepoint.com/gif-png-jpg-which-one-to-use/</text:span></text:a></text:p>
      <text:p text:style-name="P11"/>
      <text:p text:style-name="P11"/>
      <text:p text:style-name="P11"><text:tab/><text:tab/>Exercise: #1 - Media Queries</text:p>
      <text:p text:style-name="P35"/>
      <text:p text:style-name="P4"><text:a xlink:type="simple" xlink:href="https://www.verexif.com/en/" office:target-frame-name="_blank" xlink:show="new" text:style-name="Internet_20_link" text:visited-style-name="Visited_20_Internet_20_Link"><text:span text:style-name="T46">https://www.verexif.com/en/</text:span></text:a><text:span text:style-name="T53"><text:line-break/><text:line-break/></text:span><text:a xlink:type="simple" xlink:href="https://css-tricks.com/snippets/css/media-queries-for-standard-devices/" office:target-frame-name="_blank" xlink:show="new" text:style-name="Internet_20_link" text:visited-style-name="Visited_20_Internet_20_Link"><text:span text:style-name="T46">Media Queries</text:span></text:a><text:span text:style-name="T53"><text:line-break/><text:line-break/></text:span><text:a xlink:type="simple" xlink:href="https://gist.github.com/bartholomej/8415655" office:target-frame-name="_blank" xlink:show="new" text:style-name="Internet_20_link" text:visited-style-name="Visited_20_Internet_20_Link"><text:span text:style-name="T46">Media Queries Cheat Sheet</text:span></text:a></text:p>
      <text:p text:style-name="P15"/>
      <text:p text:style-name="P15"/>
      <text:p text:style-name="P16"><text:tab/><text:tab/>Resources: Delivery Optimizations</text:p>
      <text:p text:style-name="P16"/>
      <text:p text:style-name="P4"><text:a xlink:type="simple" xlink:href="https://stackoverflow.com/questions/985431/max-parallel-http-connections-in-a-browser" office:target-frame-name="_blank" xlink:show="new" text:style-name="Internet_20_link" text:visited-style-name="Visited_20_Internet_20_Link"><text:span text:style-name="T48">Max Parallel Requests Per Browser</text:span></text:a></text:p>
      <text:p text:style-name="P17"/>
      <text:p text:style-name="P17"><text:tab/><text:tab/>Resources: Async + Defer</text:p>
      <text:p text:style-name="P17"/>
      <text:p text:style-name="P5"><text:span text:style-name="T55">One thing that I didn't mention much in the previous video is that because of HTML parsing, the location of the script tags when you put </text:span><text:span text:style-name="Source_20_Text"><text:span text:style-name="T64">async</text:span></text:span><text:span text:style-name="T55">  or </text:span><text:span text:style-name="Source_20_Text"><text:span text:style-name="T64">defer</text:span></text:span><text:span text:style-name="T55">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48">https://stackoverflow.com/questions/10808109/script-tag-async-defer</text:span></text:a></text:p>
      <text:p text:style-name="P17"/>
      <text:p text:style-name="P17"/>
      <text:p text:style-name="P17"><text:tab/><text:tab/></text:p>
      <text:p text:style-name="P17"><text:tab/><text:tab/>Resources: Keiko Corp Website</text:p>
      <text:p text:style-name="P17"/>
      <text:p text:style-name="P5"><text:span text:style-name="T55">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48">repository here</text:span></text:a><text:span text:style-name="T55">.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48">Github pages</text:span></text:a><text:span text:style-name="T55"> for it so that you have a URL you can test on these two tools:</text:span><text:span text:style-name="T71"><text:line-break/><text:line-break/></text:span><text:span text:style-name="T55">1. </text:span><text:a xlink:type="simple" xlink:href="https://developers.google.com/speed/pagespeed/insights/" office:target-frame-name="_blank" xlink:show="new" text:style-name="Internet_20_link" text:visited-style-name="Visited_20_Internet_20_Link"><text:span text:style-name="T48">PageSpeed Insights</text:span></text:a><text:span text:style-name="T71"><text:line-break/></text:span><text:span text:style-name="T55">2. </text:span><text:a xlink:type="simple" xlink:href="https://www.webpagetest.org/" office:target-frame-name="_blank" xlink:show="new" text:style-name="Internet_20_link" text:visited-style-name="Visited_20_Internet_20_Link"><text:span text:style-name="T48">WebPageTest</text:span></text:a></text:p>
      <text:p text:style-name="P17"/>
      <text:p text:style-name="P18"><text:tab/><text:tab/>Optional: Resource Prefetching</text:p>
      <text:p text:style-name="P18"><text:soft-page-break/></text:p>
      <text:p text:style-name="P50">There is another technique that can be beneficial when optimizing websites. It is easy to misuse, and different browsers have different performance metrics for them so I did not include it in the videos. However, if you are interested and would like to read more about it, this is (In my opinion) the best resource on the topic:</text:p>
      <text:p text:style-name="P37"><text:a xlink:type="simple" xlink:href="https://css-tricks.com/prefetching-preloading-prebrowsing/" office:target-frame-name="_blank" xlink:show="new" text:style-name="Internet_20_link" text:visited-style-name="Visited_20_Internet_20_Link"><text:span text:style-name="T1">https://css-tricks.com/prefetching-preloading-prebrowsing/</text:span></text:a></text:p>
      <text:p text:style-name="P18"/>
      <text:p text:style-name="P19"/>
      <text:p text:style-name="P19"><text:tab/><text:tab/>Resources: Performance Tools</text:p>
      <text:p text:style-name="P16"/>
      <text:p text:style-name="P49">Here are some extra resources and guides if you want a little more practice:</text:p>
      <text:p text:style-name="P37"><text:span text:style-name="Strong_20_Emphasis"><text:span text:style-name="T40">Exercise: Dev Tools: </text:span></text:span></text:p>
      <text:p text:style-name="P46"/>
      <text:list xml:id="list2547305198" text:style-name="L1">
        <text:list-item>
          <text:p text:style-name="P59"><text:a xlink:type="simple" xlink:href="https://developers.google.com/web/tools/chrome-devtools/evaluate-performance/reference#activities" office:target-frame-name="_blank" xlink:show="new" text:style-name="Internet_20_link" text:visited-style-name="Visited_20_Internet_20_Link"><text:span text:style-name="T1">View main thread activities in a table</text:span></text:a><text:span text:style-name="T41"> to sort activities based on which ones took up the most time.</text:span></text:p>
        </text:list-item>
        <text:list-item>
          <text:p text:style-name="P61"><text:a xlink:type="simple" xlink:href="https://developers.google.com/web/tools/chrome-devtools/evaluate-performance/reference#fps" office:target-frame-name="_blank" xlink:show="new" text:style-name="Internet_20_link" text:visited-style-name="Visited_20_Internet_20_Link"><text:span text:style-name="T1">Analyze frames per second (FPS)</text:span></text:a><text:span text:style-name="T41"> to measure whether your animations truly run smoothly.</text:span></text:p>
        </text:list-item>
        <text:list-item>
          <text:p text:style-name="P61"><text:a xlink:type="simple" xlink:href="https://developers.google.com/web/updates/2017/11/devtools-release-notes#perf-monitor" office:target-frame-name="_blank" xlink:show="new" text:style-name="Internet_20_link" text:visited-style-name="Visited_20_Internet_20_Link"><text:span text:style-name="T1">Monitor CPU usage, JS heap size, DOM nodes, layouts per second, and more</text:span></text:a><text:span text:style-name="T41"> in real-time with the Performance Monitor.</text:span></text:p>
        </text:list-item>
        <text:list-item>
          <text:p text:style-name="P61"><text:a xlink:type="simple" xlink:href="https://developers.google.com/web/tools/chrome-devtools/evaluate-performance/reference#screenshots" office:target-frame-name="_blank" xlink:show="new" text:style-name="Internet_20_link" text:visited-style-name="Visited_20_Internet_20_Link"><text:span text:style-name="T1">Capture screenshots while recording</text:span></text:a><text:span text:style-name="T41"> to play back exactly how the page looked while the page loaded, or an animation fired, and so on.</text:span></text:p>
        </text:list-item>
        <text:list-item>
          <text:p text:style-name="P61"><text:a xlink:type="simple" xlink:href="https://developers.google.com/web/tools/chrome-devtools/evaluate-performance/reference#interactions" office:target-frame-name="_blank" xlink:show="new" text:style-name="Internet_20_link" text:visited-style-name="Visited_20_Internet_20_Link"><text:span text:style-name="T1">View interactions</text:span></text:a><text:span text:style-name="T41"> to quickly identify what happened on a page after a user interacted with it.</text:span></text:p>
        </text:list-item>
        <text:list-item>
          <text:p text:style-name="P61"><text:a xlink:type="simple" xlink:href="https://developers.google.com/web/tools/chrome-devtools/evaluate-performance/reference#scrolling-performance-issues" office:target-frame-name="_blank" xlink:show="new" text:style-name="Internet_20_link" text:visited-style-name="Visited_20_Internet_20_Link"><text:span text:style-name="T1">Find scroll performance issues in real-time</text:span></text:a><text:span text:style-name="T41"> by highlighting the page whenever a potentially problematic listener fires.</text:span></text:p>
        </text:list-item>
        <text:list-item>
          <text:p text:style-name="P61"><text:a xlink:type="simple" xlink:href="https://developers.google.com/web/tools/chrome-devtools/evaluate-performance/reference#paint-flashing" office:target-frame-name="_blank" xlink:show="new" text:style-name="Internet_20_link" text:visited-style-name="Visited_20_Internet_20_Link"><text:span text:style-name="T1">View paint events in real-time</text:span></text:a><text:span text:style-name="T41">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View main thread activity</text:span></text:a><text:span text:style-name="T41"> to view every event that occurred on the main thread while you were recording.</text:span></text:p>
        </text:list-item>
      </text:list>
      <text:p text:style-name="P37"><text:span text:style-name="T41"><text:line-break/></text:span><text:span text:style-name="Strong_20_Emphasis"><text:span text:style-name="T40">Other Resources:</text:span></text:span></text:p>
      <text:p text:style-name="P37"><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P37"><text:a xlink:type="simple" xlink:href="https://www.thinkwithgoogle.com/feature/mobile/" office:target-frame-name="_blank" xlink:show="new" text:style-name="Internet_20_link" text:visited-style-name="Visited_20_Internet_20_Link"><text:span text:style-name="T1">https://www.thinkwithgoogle.com/feature/mobile/</text:span></text:a></text:p>
      <text:p text:style-name="P37"><text:a xlink:type="simple" xlink:href="https://developers.google.com/web/tools/lighthouse/" office:target-frame-name="_blank" xlink:show="new" text:style-name="Internet_20_link" text:visited-style-name="Visited_20_Internet_20_Link"><text:span text:style-name="T1">https://developers.google.com/web/tools/lighthouse/</text:span></text:a></text:p>
      <text:p text:style-name="P37"><text:a xlink:type="simple" xlink:href="http://websitespeedranker.com/" office:target-frame-name="_blank" xlink:show="new" text:style-name="Internet_20_link" text:visited-style-name="Visited_20_Internet_20_Link"><text:span text:style-name="T1">http://websitespeedranker.com/</text:span></text:a></text:p>
      <text:p text:style-name="P37"><text:a xlink:type="simple" xlink:href="https://pageweight.imgix.com/?ref=producthunt" office:target-frame-name="_blank" xlink:show="new" text:style-name="Internet_20_link" text:visited-style-name="Visited_20_Internet_20_Link"><text:span text:style-name="T1">https://pageweight.imgix.com/</text:span></text:a></text:p>
      <text:p text:style-name="P37"><text:soft-page-break/><text:a xlink:type="simple" xlink:href="https://developers.google.com/speed/pagespeed/insights/" office:target-frame-name="_blank" xlink:show="new" text:style-name="Internet_20_link" text:visited-style-name="Visited_20_Internet_20_Link"><text:span text:style-name="T1">https://developers.google.com/speed/pagespeed/insights/</text:span></text:a></text:p>
      <text:p text:style-name="P37"><text:a xlink:type="simple" xlink:href="https://passmarked.com/?ref=producthunt" office:target-frame-name="_blank" xlink:show="new" text:style-name="Internet_20_link" text:visited-style-name="Visited_20_Internet_20_Link"><text:span text:style-name="T1">https://passmarked.com/</text:span></text:a></text:p>
      <text:p text:style-name="P37"><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P46"/>
      <text:p text:style-name="P37"><text:span text:style-name="Strong_20_Emphasis"><text:span text:style-name="T40">Additional image manipulation tools:</text:span></text:span></text:p>
      <text:list xml:id="list2211197739" text:style-name="L2">
        <text:list-item>
          <text:p text:style-name="P60"><text:a xlink:type="simple" xlink:href="https://www.xnview.com/en/xnconvert/" office:target-frame-name="_blank" xlink:show="new" text:style-name="Internet_20_link" text:visited-style-name="Visited_20_Internet_20_Link"><text:span text:style-name="T1">XNConvert</text:span></text:a><text:span text:style-name="T41">: This free, cross-platform tool can handle batched images, and performs resizing, optimization, and other transforms.</text:span></text:p>
        </text:list-item>
        <text:list-item>
          <text:p text:style-name="P62"><text:a xlink:type="simple" xlink:href="https://imageoptim.com/mac" office:target-frame-name="_blank" xlink:show="new" text:style-name="Internet_20_link" text:visited-style-name="Visited_20_Internet_20_Link"><text:span text:style-name="T1">ImageOptim</text:span></text:a><text:span text:style-name="T41">: This free tool is available for Mac and as an online service, and is specifically aimed at optimizing images for speed, including metadata removal (discussed above).</text:span></text:p>
        </text:list-item>
        <text:list-item>
          <text:p text:style-name="P62"><text:a xlink:type="simple" xlink:href="https://itunes.apple.com/us/app/resizeit/id416280139?mt=12" office:target-frame-name="_blank" xlink:show="new" text:style-name="Internet_20_link" text:visited-style-name="Visited_20_Internet_20_Link"><text:span text:style-name="T1">ResizeIt</text:span></text:a><text:span text:style-name="T41">: A Mac-only desktop product that lets you change the size of multiple images simultaneously, and can convert file formats at the same time.</text:span></text:p>
        </text:list-item>
        <text:list-item>
          <text:p text:style-name="P62"><text:a xlink:type="simple" xlink:href="http://www.picresize.com/" office:target-frame-name="_blank" xlink:show="new" text:style-name="Internet_20_link" text:visited-style-name="Visited_20_Internet_20_Link"><text:span text:style-name="T1">PicResize</text:span></text:a><text:span text:style-name="T41">: One of several good browser-based tools that gives you lots of options for cropping, rotating, resizing, adding effects to, and converting images.</text:span></text:p>
        </text:list-item>
        <text:list-item>
          <text:p text:style-name="P62"><text:a xlink:type="simple" xlink:href="https://www.gimp.org/" office:target-frame-name="_blank" xlink:show="new" text:style-name="Internet_20_link" text:visited-style-name="Visited_20_Internet_20_Link"><text:span text:style-name="T1">Gimp</text:span></text:a><text:span text:style-name="T41">: This ever-popular cross-platform tool just gets better with age. Powerful and flexible, Gimp lets you perform a wide variety of image manipulation tasks including, of course, resizing.</text:span></text:p>
        </text:list-item>
      </text:list>
      <text:p text:style-name="P16"/>
      <text:p text:style-name="P20"><text:tab/><text:tab/></text:p>
      <text:p text:style-name="P20"><text:tab/><text:tab/>Resources: HTTP/2</text:p>
      <text:p text:style-name="P20"/>
      <text:p text:style-name="P6"><text:span text:style-name="T55">Here is a great resource if you want to learn more about what will be coming up in the future with HTTP/2:</text:span><text:span text:style-name="T71"><text:line-break/><text:line-break/></text:span><text:a xlink:type="simple" xlink:href="https://developers.google.com/web/fundamentals/performance/http2/" office:target-frame-name="_blank" xlink:show="new" text:style-name="Internet_20_link" text:visited-style-name="Visited_20_Internet_20_Link"><text:span text:style-name="T48">https://developers.google.com/web/fundamentals/performance/http2/</text:span></text:a></text:p>
      <text:p text:style-name="P20"><text:tab/><text:tab/></text:p>
      <text:p text:style-name="P20"><text:tab/><text:tab/>HTTP/3</text:p>
      <text:p text:style-name="P6"><text:span text:style-name="T55">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50">read about the details here</text:span></text:span></text:a><text:span text:style-name="T55">. When it becomes more common place, I will make a video on it :)</text:span></text:p>
      <text:p text:style-name="P20"/>
      <text:p text:style-name="P20"><text:tab/><text:tab/></text:p>
      <text:p text:style-name="P6"><text:span text:style-name="T71"><text:tab/><text:tab/></text:span><text:span text:style-name="T72">Section 3: React + Redux</text:span></text:p>
      <text:p text:style-name="P21"/>
      <text:p text:style-name="P21"/>
      <text:p text:style-name="P21"><text:soft-page-break/></text:p>
      <text:p text:style-name="P51">You can find all the code used in this section with the latest up to date libraries below if you encounter any issues:</text:p>
      <text:p text:style-name="P46"/>
      <text:p text:style-name="P37"><text:a xlink:type="simple" xlink:href="https://github.com/aneagoie/robofriends" office:target-frame-name="_blank" xlink:show="new" text:style-name="Internet_20_link" text:visited-style-name="Visited_20_Internet_20_Link"><text:span text:style-name="Strong_20_Emphasis"><text:span text:style-name="T7">https://github.com/aneagoie/robofriends</text:span></text:span></text:a></text:p>
      <text:p text:style-name="P21"/>
      <text:p text:style-name="P22"><text:tab/><text:tab/>Learning Guideline</text:p>
      <text:p text:style-name="P22"/>
      <text:p text:style-name="P52">Since I get this question a lot, I've added an info graph to help you decide what skills you should focus on and what you need to learn to succeed as a Web Developer.</text:p>
      <text:p text:style-name="P36"><text:a xlink:type="simple" xlink:href="https://zerotomastery.io/courses/#roadmap" office:target-frame-name="_blank" xlink:show="new" text:style-name="Internet_20_link" text:visited-style-name="Visited_20_Internet_20_Link"><text:span text:style-name="T49">See the full sized map here.</text:span></text:a></text:p>
      <text:p text:style-name="P23"/>
      <text:p text:style-name="P23"><text:tab/><text:tab/>Exercise: #1 - Media Queries</text:p>
      <text:p text:style-name="P23"/>
      <text:p text:style-name="P24"><text:span text:style-name="T24">This first few React videos are </text:span><text:span text:style-name="Strong_20_Emphasis"><text:span text:style-name="T10">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9">The Complete Web Developer: Zero to Mastery</text:span></text:span></text:a><text:span text:style-name="Strong_20_Emphasis"><text:span text:style-name="T10">.</text:span></text:span><text:span text:style-name="T24">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10">go straight to Introduction to Redux + Webpack</text:span></text:span><text:span text:style-name="T45"><text:line-break/><text:line-break/></text:span><text:span text:style-name="Strong_20_Emphasis"><text:span text:style-name="T10">This is only recommended if you have complete The Complete Web Developer: Zero to Mastery OR you have previous experience with React.</text:span></text:span><text:span text:style-name="T45"><text:line-break/><text:line-break/></text:span><text:span text:style-name="T24">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23"/>
      <text:p text:style-name="P23"><text:tab/><text:tab/>Quick Note About React</text:p>
      <text:p text:style-name="P23"/>
      <text:p text:style-name="P23"><text:a xlink:type="simple" xlink:href="https://marketplace.visualstudio.com/items?itemName=jawandarajbir.react-vscode-extension-pack" text:style-name="Internet_20_link" text:visited-style-name="Visited_20_Internet_20_Link">https://marketplace.visualstudio.com/items?itemName=jawandarajbir.react-vscode-extension-pack</text:a></text:p>
      <text:p text:style-name="P23"/>
      <text:p text:style-name="P23"><text:a xlink:type="simple" xlink:href="https://create-react-app.dev/docs/getting-started/" text:style-name="Internet_20_link" text:visited-style-name="Visited_20_Internet_20_Link">https://create-react-app.dev/docs/getting-started/</text:a></text:p>
      <text:p text:style-name="P23"/>
      <text:p text:style-name="P23"><text:a xlink:type="simple" xlink:href="https://medium.com/@maybekatz/introducing-npx-an-npm-package-runner-55f7d4bd282b" text:style-name="Internet_20_link" text:visited-style-name="Visited_20_Internet_20_Link">https://medium.com/@maybekatz/introducing-npx-an-npm-package-runner-55f7d4bd282b</text:a></text:p>
      <text:p text:style-name="P23"><text:soft-page-break/></text:p>
      <text:p text:style-name="P23"/>
      <text:p text:style-name="P13"><text:tab/><text:tab/>Quick Note: CRA 4</text:p>
      <text:p text:style-name="P13"/>
      <text:p text:style-name="P13"><text:a xlink:type="simple" xlink:href="https://create-react-app.dev/docs/getting-started#quick-start" office:target-frame-name="_blank" xlink:show="new" text:style-name="Internet_20_link" text:visited-style-name="Visited_20_Internet_20_Link"><text:span text:style-name="Strong_20_Emphasis"><text:span text:style-name="T52">Create React App 4 is here</text:span></text:span></text:a><text:span text:style-name="T62">! Luckily for us, most of the changes are internal so the way you install it and use it is very similar (same) to what you saw with Create React App 3!</text:span></text:p>
      <text:p text:style-name="P12"/>
      <text:p text:style-name="P9"><text:span text:style-name="T56"><text:tab/><text:tab/></text:span><text:span text:style-name="T62">React.Fragment and Semantic HTML</text:span></text:p>
      <text:p text:style-name="P12"/>
      <text:p text:style-name="P9"><text:span text:style-name="T56">One thing you will notice with React is that because we always have to return just one element from a component, we end up wrapping a lot of our components in </text:span><text:span text:style-name="Source_20_Text"><text:span text:style-name="T65">&lt;div&gt;&lt;/div&gt;</text:span></text:span><text:span text:style-name="T56">.<text:line-break/><text:line-break/></text:span><text:span text:style-name="Strong_20_Emphasis"><text:span text:style-name="T59">BUT WHAT ABOUT SEMANTIC HTML YOU TAUGHT US ABOUT IN THE HTML SECTION ANDREI!??!!</text:span></text:span><text:span text:style-name="T56"><text:line-break/><text:line-break/></text:span><text:span text:style-name="Strong_20_Emphasis"><text:span text:style-name="T59">You are right! React realized this was an issue, and with the newer version of React 16.2, they introduced something called </text:span></text:span><text:span text:style-name="Source_20_Text"><text:span text:style-name="Strong_20_Emphasis"><text:span text:style-name="T67">Fragment</text:span></text:span></text:span><text:span text:style-name="Strong_20_Emphasis"><text:span text:style-name="T57"> </text:span></text:span><text:span text:style-name="Strong_20_Emphasis"><text:span text:style-name="T59">to fix this issue. </text:span></text:span><text:a xlink:type="simple" xlink:href="https://blog.logrocket.com/rendering-sibling-elements-react-fragments/" office:target-frame-name="_blank" xlink:show="new" text:style-name="Internet_20_link" text:visited-style-name="Visited_20_Internet_20_Link"><text:span text:style-name="Strong_20_Emphasis"><text:span text:style-name="T51">You can read about it here</text:span></text:span></text:a><text:span text:style-name="Strong_20_Emphasis"><text:span text:style-name="T57"> </text:span></text:span><text:span text:style-name="Strong_20_Emphasis"><text:span text:style-name="T59">(optional).</text:span></text:span></text:p>
      <text:p text:style-name="P9"><text:span text:style-name="Strong_20_Emphasis"><text:span text:style-name="T59"/></text:span></text:p>
      <text:p text:style-name="P9"><text:span text:style-name="Strong_20_Emphasis"><text:span text:style-name="T59"><text:tab/><text:tab/></text:span></text:span><text:span text:style-name="Strong_20_Emphasis"><text:span text:style-name="T60">Robofriends source code from course</text:span></text:span></text:p>
      <text:p text:style-name="P25"><text:span text:style-name="Strong_20_Emphasis"><text:span text:style-name="T11"><text:tab/><text:tab/></text:span></text:span><text:a xlink:type="simple" xlink:href="https://github.com/aneagoie/robofriends" text:style-name="Internet_20_link" text:visited-style-name="Visited_20_Internet_20_Link"><text:span text:style-name="Strong_20_Emphasis"><text:span text:style-name="T5">https://github.com/aneagoie/robofriends</text:span></text:span></text:a></text:p>
      <text:p text:style-name="P25"><text:span text:style-name="Strong_20_Emphasis"><text:span text:style-name="T11"/></text:span></text:p>
      <text:p text:style-name="P26"><text:span text:style-name="Strong_20_Emphasis"><text:span text:style-name="T12"><text:tab/><text:tab/>install Redux DevTools</text:span></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tab/><text:tab/></text:span></text:span><text:span text:style-name="Strong_20_Emphasis"><text:span text:style-name="T31">Project Files – Redux</text:span></text:span></text:p>
      <text:p text:style-name="P26"><text:span text:style-name="Strong_20_Emphasis"><text:span text:style-name="T12"/></text:span></text:p>
      <text:p text:style-name="P53"><text:span text:style-name="Strong_20_Emphasis"><text:span text:style-name="T25">Here is the Github repo with the complete project files for the RoboFriends app which we built together with Redux. Go ahead and clone it and do what you will with it. It's all yours to put into your portfolio, or make it even better!<text:line-break/><text:line-break/></text:span></text:span><text:a xlink:type="simple" xlink:href="https://github.com/aneagoie/robofriends-redux" office:target-frame-name="_blank" xlink:show="new" text:style-name="Internet_20_link" text:visited-style-name="Visited_20_Internet_20_Link"><text:span text:style-name="Strong_20_Emphasis"><text:span text:style-name="T2">https://github.com/aneagoie/robofriends-redux</text:span></text:span></text:a></text:p>
      <text:p text:style-name="P46"/>
      <text:p text:style-name="P37"><text:span text:style-name="T41">As a bonus, one of the ZTM students created this project using React Hooks which you can check it out here: </text:span><text:a xlink:type="simple" xlink:href="https://github.com/rusty-jnr/robofriends" office:target-frame-name="_blank" xlink:show="new" text:style-name="Internet_20_link" text:visited-style-name="Visited_20_Internet_20_Link"><text:span text:style-name="T1">https://github.com/rusty-jnr/robofriends</text:span></text:a></text:p>
      <text:p text:style-name="P26"><text:span text:style-name="Strong_20_Emphasis"><text:span text:style-name="T12"/></text:span></text:p>
      <text:p text:style-name="P26"><text:soft-page-break/><text:span text:style-name="Strong_20_Emphasis"><text:span text:style-name="T12"/></text:span></text:p>
      <text:p text:style-name="P27"><text:span text:style-name="Strong_20_Emphasis"><text:span text:style-name="T13"><text:tab/><text:tab/><text:tab/><text:tab/>React tools and Libraries</text:span></text:span></text:p>
      <text:p text:style-name="P27"><text:span text:style-name="Strong_20_Emphasis"><text:span text:style-name="T13"/></text:span></text:p>
      <text:p text:style-name="P27"><text:span text:style-name="Strong_20_Emphasis"><text:span text:style-name="T13">Ramda, Lo dash, glamorous, styled components, css-modules, gatsby, next js, material ui, semantic ui, </text:span></text:span><text:span text:style-name="Strong_20_Emphasis"><text:span text:style-name="T14">redux-saga for more async requests, <text:s/>immutable.js, </text:span></text:span></text:p>
      <text:p text:style-name="P27"><text:span text:style-name="Strong_20_Emphasis"><text:span text:style-name="T14"/></text:span></text:p>
      <text:p text:style-name="P28"><text:span text:style-name="Strong_20_Emphasis"><text:span text:style-name="T15">bundeling parcel, webpack, rollup.js your own npm packages</text:span></text:span></text:p>
      <text:p text:style-name="P28"><text:span text:style-name="Strong_20_Emphasis"><text:span text:style-name="T15"/></text:span></text:p>
      <text:p text:style-name="P28"><text:span text:style-name="Strong_20_Emphasis"><text:span text:style-name="T15"><text:s text:c="8"/></text:span></text:span><text:span text:style-name="Strong_20_Emphasis"><text:span text:style-name="T32">Update: Babel 7 + ESlint +<text:tab/> <text:s text:c="24"/><text:tab/><text:tab/><text:tab/><text:tab/>Webpack 5</text:span></text:span></text:p>
      <text:p text:style-name="P28"><text:span text:style-name="Strong_20_Emphasis"><text:span text:style-name="T15"/></text:span></text:p>
      <text:p text:style-name="P28"><text:a xlink:type="simple" xlink:href="https://babeljs.io/docs/en/v7-migration" text:style-name="Internet_20_link" text:visited-style-name="Visited_20_Internet_20_Link"><text:span text:style-name="Strong_20_Emphasis"><text:span text:style-name="T15">https://babeljs.io/docs/en/v7-migration</text:span></text:span></text:a></text:p>
      <text:p text:style-name="P28"><text:span text:style-name="Strong_20_Emphasis"><text:span text:style-name="T15"/></text:span></text:p>
      <text:p text:style-name="P28"><text:a xlink:type="simple" xlink:href="https://eslint.org/docs/user-guide/migrating-to-3.0.0" text:style-name="Internet_20_link" text:visited-style-name="Visited_20_Internet_20_Link"><text:span text:style-name="Strong_20_Emphasis"><text:span text:style-name="T15">https://eslint.org/docs/user-guide/migrating-to-3.0.0</text:span></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32">Resources: Webpack <text:tab/><text:tab/><text:tab/><text:tab/><text:tab/><text:tab/><text:tab/>Configurator</text:span></text:span></text:p>
      <text:p text:style-name="P37"><text:span text:style-name="T42">Configuration shouldn't be hard. As time goes one, I believe we will move towards less and less configuration. Here is a great tool to make configuring your Webpack easy. Enjoy playing with it! </text:span><text:a xlink:type="simple" xlink:href="http://web.jakoblind.no/webpack-config/" office:target-frame-name="_blank" xlink:show="new" text:style-name="Internet_20_link" text:visited-style-name="Visited_20_Internet_20_Link"><text:span text:style-name="T1">http://web.jakoblind.no/webpack-config/ </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16">Section 5: Performance part 2</text:span></text:span></text:p>
      <text:p text:style-name="P28"><text:span text:style-name="Strong_20_Emphasis"><text:span text:style-name="T16"/></text:span></text:p>
      <text:p text:style-name="P28"><text:span text:style-name="Strong_20_Emphasis"><text:span text:style-name="T33">Updated Code For This Section</text:span></text:span></text:p>
      <text:p text:style-name="P45">You can find all the code used in this section with the latest up to date libraries below if you encounter any issues:</text:p>
      <text:p text:style-name="P37"><text:a xlink:type="simple" xlink:href="https://github.com/aneagoie/code-splitting-exercise" office:target-frame-name="_blank" xlink:show="new" text:style-name="Internet_20_link" text:visited-style-name="Visited_20_Internet_20_Link"><text:span text:style-name="Strong_20_Emphasis"><text:span text:style-name="T7">https://github.com/aneagoie/code-splitting-exercise</text:span></text:span></text:a></text:p>
      <text:p text:style-name="P46"/>
      <text:p text:style-name="P37"><text:a xlink:type="simple" xlink:href="https://github.com/aneagoie/code-splitting-exercise-updated" office:target-frame-name="_blank" xlink:show="new" text:style-name="Internet_20_link" text:visited-style-name="Visited_20_Internet_20_Link"><text:span text:style-name="Strong_20_Emphasis"><text:span text:style-name="T7">https://github.com/aneagoie/code-splitting-exercise-updated</text:span></text:span></text:a></text:p>
      <text:p text:style-name="P46"/>
      <text:p text:style-name="P37"><text:a xlink:type="simple" xlink:href="https://github.com/aneagoie/robofriends-pwa" office:target-frame-name="_blank" xlink:show="new" text:style-name="Internet_20_link" text:visited-style-name="Visited_20_Internet_20_Link"><text:span text:style-name="Strong_20_Emphasis"><text:span text:style-name="T7">https://github.com/aneagoie/robofriends-pwa</text:span></text:span></text:a></text:p>
      <text:p text:style-name="P46"><text:soft-page-break/></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p>
      <text:p text:style-name="P28"><text:span text:style-name="Strong_20_Emphasis"><text:span text:style-name="T16"/></text:span></text:p>
      <text:p text:style-name="P28"><text:span text:style-name="Strong_20_Emphasis"><text:span text:style-name="T16"/></text:span></text:p>
      <text:p text:style-name="P28"><text:span text:style-name="Strong_20_Emphasis"><text:span text:style-name="T16"><text:tab/><text:tab/><text:tab/><text:tab/></text:span></text:span><text:span text:style-name="Strong_20_Emphasis"><text:span text:style-name="T17">React component optimizations 2</text:span></text:span></text:p>
      <text:p text:style-name="P29"><text:span text:style-name="Strong_20_Emphasis"><text:span text:style-name="T17">why did you update library to find out when to use optimization</text:span></text:span></text:p>
      <text:p text:style-name="P29"><text:span text:style-name="Strong_20_Emphasis"><text:span text:style-name="T17"/></text:span></text:p>
      <text:p text:style-name="P29"><text:span text:style-name="Strong_20_Emphasis"><text:span text:style-name="T34">Resources: React Performance 2</text:span></text:span></text:p>
      <text:p text:style-name="P29"><text:span text:style-name="Strong_20_Emphasis"><text:span text:style-name="T17"/></text:span></text:p>
      <text:p text:style-name="P54"><text:span text:style-name="Strong_20_Emphasis"><text:span text:style-name="T26">To get familiar with the asynchronous nature of setState(), have a look at:<text:line-break/><text:line-break/></text:span></text:span><text:a xlink:type="simple" xlink:href="https://medium.com/@wereHamster/beware-react-setstate-is-asynchronous-ce87ef1a9cf3" office:target-frame-name="_blank" xlink:show="new" text:style-name="Internet_20_link" text:visited-style-name="Visited_20_Internet_20_Link"><text:span text:style-name="Strong_20_Emphasis"><text:span text:style-name="T3">https://medium.com/@wereHamster/beware-react-setstate-is-asynchronous-ce87ef1a9cf3</text:span></text:span></text:a><text:span text:style-name="Strong_20_Emphasis"><text:span text:style-name="T26"><text:line-break/><text:line-break/></text:span></text:span><text:a xlink:type="simple" xlink:href="https://vasanthk.gitbooks.io/react-bits/patterns/19.async-nature-of-setState.html" office:target-frame-name="_blank" xlink:show="new" text:style-name="Internet_20_link" text:visited-style-name="Visited_20_Internet_20_Link"><text:span text:style-name="Strong_20_Emphasis"><text:span text:style-name="T3">https://vasanthk.gitbooks.io/react-bits/patterns/19.async-nature-of-setState.html</text:span></text:span></text:a><text:span text:style-name="Strong_20_Emphasis"><text:span text:style-name="T26"><text:line-break/><text:line-break/>Finally, have a look at this tool mentioned in the previous video:</text:span></text:span></text:p>
      <text:p text:style-name="P37"><text:span text:style-name="T41">Why did you update package now is deprecated and the newer: </text:span><text:a xlink:type="simple" xlink:href="https://www.npmjs.com/package/@welldone-software/why-did-you-render" office:target-frame-name="_blank" xlink:show="new" text:style-name="Internet_20_link" text:visited-style-name="Visited_20_Internet_20_Link"><text:span text:style-name="T1">Why did you render?</text:span></text:a><text:span text:style-name="T41"> is recommended.</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tab/></text:span></text:span><text:span text:style-name="Strong_20_Emphasis"><text:span text:style-name="T34">Resources: Tree Shaking 101</text:span></text:span></text:p>
      <text:p text:style-name="P29"><text:span text:style-name="Strong_20_Emphasis"><text:span text:style-name="T17"/></text:span></text:p>
      <text:p text:style-name="P54"><text:span text:style-name="Strong_20_Emphasis"><text:span text:style-name="T26">Tree shaking is one of those things that will get optimized and improved upon in the Javascript landscape. For now, though, the best way to use tree shaking in your apps is to follow this wonderful guide:</text:span></text:span></text:p>
      <text:p text:style-name="P37"><text:a xlink:type="simple" xlink:href="https://developers.google.com/web/fundamentals/performance/optimizing-javascript/tree-shaking/" office:target-frame-name="_blank" xlink:show="new" text:style-name="Internet_20_link" text:visited-style-name="Visited_20_Internet_20_Link"><text:span text:style-name="T1">https://developers.google.com/web/fundamentals/performance/optimizing-javascript/tree-shaking/</text:span></text:a></text:p>
      <text:p text:style-name="P29"><text:span text:style-name="Strong_20_Emphasis"><text:span text:style-name="T17"/></text:span></text:p>
      <text:p text:style-name="P29"><text:a xlink:type="simple" xlink:href="https://whatwebcando.today/" text:style-name="Internet_20_link" text:visited-style-name="Visited_20_Internet_20_Link"><text:span text:style-name="Strong_20_Emphasis"><text:span text:style-name="T17">https://whatwebcando.today/</text:span></text:span></text:a></text:p>
      <text:p text:style-name="P29"><text:span text:style-name="Strong_20_Emphasis"><text:span text:style-name="T17"/></text:span></text:p>
      <text:p text:style-name="P30"><text:span text:style-name="Strong_20_Emphasis"><text:span text:style-name="T18">PWA vs WEB SITE</text:span></text:span></text:p>
      <text:p text:style-name="P30"><text:span text:style-name="Strong_20_Emphasis"><text:span text:style-name="T18"/></text:span></text:p>
      <text:p text:style-name="P30"><text:span text:style-name="Strong_20_Emphasis"><text:span text:style-name="T18"/></text:span></text:p>
      <text:p text:style-name="P30"><text:soft-page-break/><text:span text:style-name="Strong_20_Emphasis"><text:span text:style-name="T18"/></text:span></text:p>
      <text:p text:style-name="P30"><text:span text:style-name="Strong_20_Emphasis"><text:span text:style-name="T35">Resources: Progressive Web Apps</text:span></text:span></text:p>
      <text:p text:style-name="P30"><text:span text:style-name="Strong_20_Emphasis"><text:span text:style-name="T18"/></text:span></text:p>
      <text:p text:style-name="P30"><text:span text:style-name="Strong_20_Emphasis"><text:span text:style-name="T27">In case you want further reading on Progressive Web Apps:</text:span></text:span><text:span text:style-name="Strong_20_Emphasis"><text:span text:style-name="T18"><text:line-break/><text:line-break/></text:span></text:span><text:a xlink:type="simple" xlink:href="http://debuggerdotbreak.judahgabriel.com/2018/04/13/i-built-a-pwa-and-published-it-in-3-app-stores-heres-what-i-learned/" office:target-frame-name="_blank" xlink:show="new" text:style-name="Internet_20_link" text:visited-style-name="Visited_20_Internet_20_Link"><text:span text:style-name="Strong_20_Emphasis"><text:span text:style-name="T6">Submitting PWA to 3 app stores</text:span></text:span></text:a><text:span text:style-name="Strong_20_Emphasis"><text:span text:style-name="T18"><text:line-break/><text:line-break/></text:span></text:span><text:a xlink:type="simple" xlink:href="https://medium.com/@firt/progressive-web-apps-on-ios-are-here-d00430dee3a7" office:target-frame-name="_blank" xlink:show="new" text:style-name="Internet_20_link" text:visited-style-name="Visited_20_Internet_20_Link"><text:span text:style-name="Strong_20_Emphasis"><text:span text:style-name="T6">PWA Android vs iOS</text:span></text:span></text:a><text:span text:style-name="Strong_20_Emphasis"><text:span text:style-name="T18"><text:line-break/><text:line-break/></text:span></text:span><text:span text:style-name="Strong_20_Emphasis"><text:span text:style-name="T27">Finally, </text:span></text:span><text:a xlink:type="simple" xlink:href="https://github.com/aneagoie/robofriends-redux" office:target-frame-name="_blank" xlink:show="new" text:style-name="Internet_20_link" text:visited-style-name="Visited_20_Internet_20_Link"><text:span text:style-name="Strong_20_Emphasis"><text:span text:style-name="T6">here is the link to the robofriends-redux github repository</text:span></text:span></text:a><text:span text:style-name="Strong_20_Emphasis"><text:span text:style-name="T18"> </text:span></text:span><text:span text:style-name="Strong_20_Emphasis"><text:span text:style-name="T27">which we will be using to turn our app into 100% PWA throughout the next couple of videos. </text:span></text:span><text:span text:style-name="Strong_20_Emphasis"><text:span text:style-name="T18"><text:line-break/><text:line-break/></text:span></text:span><text:span text:style-name="Strong_20_Emphasis"><text:span text:style-name="T27">Ps You can explore some of the top PWAs from around the world: </text:span></text:span><text:a xlink:type="simple" xlink:href="https://appsco.pe/" text:style-name="Internet_20_link" text:visited-style-name="Visited_20_Internet_20_Link"><text:span text:style-name="Strong_20_Emphasis"><text:span text:style-name="T6">https://appsco.pe/</text:span></text:span></text:a></text:p>
      <text:p text:style-name="P30"><text:span text:style-name="Strong_20_Emphasis"><text:span text:style-name="T18"/></text:span></text:p>
      <text:p text:style-name="P30"><text:span text:style-name="Strong_20_Emphasis"><text:span text:style-name="T18"/></text:span></text:p>
      <text:p text:style-name="P31"><text:span text:style-name="Strong_20_Emphasis"><text:span text:style-name="T19">TWITTER LIFT UBER use PWA</text:span></text:span></text:p>
      <text:p text:style-name="P31"><text:span text:style-name="Strong_20_Emphasis"><text:span text:style-name="T19"/></text:span></text:p>
      <text:p text:style-name="P31"><text:span text:style-name="Strong_20_Emphasis"><text:span text:style-name="T19"><text:tab/></text:span></text:span><text:span text:style-name="Strong_20_Emphasis"><text:span text:style-name="T36">Resources: PWA – HTTPS</text:span></text:span></text:p>
      <text:p text:style-name="P31"><text:span text:style-name="Strong_20_Emphasis"><text:span text:style-name="T19"/></text:span></text:p>
      <text:p text:style-name="P55"><text:span text:style-name="Strong_20_Emphasis"><text:span text:style-name="T28">First, in case you have never put a website online using Github Pages, you can use this tutorial to have your Github website up and running in 5 minutes: </text:span></text:span><text:a xlink:type="simple" xlink:href="https://pages.github.com/" office:target-frame-name="_blank" xlink:show="new" text:style-name="Internet_20_link" text:visited-style-name="Visited_20_Internet_20_Link"><text:span text:style-name="Strong_20_Emphasis"><text:span text:style-name="T4">https://pages.github.com/</text:span></text:span></text:a><text:span text:style-name="Strong_20_Emphasis"><text:span text:style-name="T28"> Please note that this is only for simple websites. If you want to have github pages work with create react app, we cover this in the upcoming video: </text:span></text:span><text:span text:style-name="Strong_20_Emphasis"><text:span text:style-name="T19">Deploying Our React App</text:span></text:span><text:span text:style-name="Strong_20_Emphasis"><text:span text:style-name="T28"><text:line-break/><text:line-break/>Progressive Web Apps Checklist: </text:span></text:span><text:a xlink:type="simple" xlink:href="https://developers.google.com/web/progressive-web-apps/checklist" office:target-frame-name="_blank" xlink:show="new" text:style-name="Internet_20_link" text:visited-style-name="Visited_20_Internet_20_Link"><text:span text:style-name="Strong_20_Emphasis"><text:span text:style-name="T4">https://developers.google.com/web/progressive-web-apps/checklist</text:span></text:span></text:a></text:p>
      <text:p text:style-name="P37"><text:span text:style-name="T41">Finally, if you would like to implement HTTPS yourself, I recommend you use </text:span><text:a xlink:type="simple" xlink:href="https://letsencrypt.org/docs/" office:target-frame-name="_blank" xlink:show="new" text:style-name="Internet_20_link" text:visited-style-name="Visited_20_Internet_20_Link"><text:span text:style-name="T1">Let's Encrypt</text:span></text:a></text:p>
      <text:p text:style-name="P31"><text:span text:style-name="Strong_20_Emphasis"><text:span text:style-name="T19"/></text:span></text:p>
      <text:p text:style-name="P32"><text:span text:style-name="Strong_20_Emphasis"><text:span text:style-name="T20"/></text:span></text:p>
      <text:p text:style-name="P32"><text:span text:style-name="Strong_20_Emphasis"><text:span text:style-name="T37">Resources: PWA - App Manifest</text:span></text:span></text:p>
      <text:p text:style-name="P37"><text:span text:style-name="T42">To learn more, have a look at </text:span><text:a xlink:type="simple" xlink:href="https://developers.google.com/web/tools/lighthouse/audits/has-viewport-meta-tag" office:target-frame-name="_blank" xlink:show="new" text:style-name="Internet_20_link" text:visited-style-name="Visited_20_Internet_20_Link"><text:span text:style-name="T1">Viewport Meta Tag</text:span></text:a><text:span text:style-name="T42"><text:line-break/><text:line-break/>Finally, you will be using this tool to generate icons for your robofriends PWA:</text:span><text:a xlink:type="simple" xlink:href="https://realfavicongenerator.net/" office:target-frame-name="_blank" xlink:show="new" text:style-name="Internet_20_link" text:visited-style-name="Visited_20_Internet_20_Link"><text:span text:style-name="T1">https://realfavicongenerator.net/</text:span></text:a></text:p>
      <text:p text:style-name="P32"><text:soft-page-break/><text:span text:style-name="Strong_20_Emphasis"><text:span text:style-name="T37">Resources: PWA - Service Workers</text:span></text:span></text:p>
      <text:p text:style-name="P37"><text:span text:style-name="T42">Service Worker is implemented very easily into a react based project. You can see </text:span><text:a xlink:type="simple" xlink:href="https://github.com/jeffposnick/create-react-pwa/compare/starting-point...pwa" office:target-frame-name="_blank" xlink:show="new" text:style-name="Internet_20_link" text:visited-style-name="Visited_20_Internet_20_Link"><text:span text:style-name="T1">this Git Diff</text:span></text:a><text:span text:style-name="T42"> to see what you would need to do to add service worker into an existing create react app project without the default service worker. <text:line-break/><text:line-break/>For further information on the topics covered in the previous video:<text:line-break/><text:line-break/></text:span><text:a xlink:type="simple" xlink:href="https://jakearchibald.github.io/isserviceworkerready/" office:target-frame-name="_blank" xlink:show="new" text:style-name="Internet_20_link" text:visited-style-name="Visited_20_Internet_20_Link"><text:span text:style-name="T1">isServiceWorkerReady?</text:span></text:a><text:span text:style-name="T42"><text:line-break/><text:line-break/></text:span><text:a xlink:type="simple" xlink:href="https://auth0.com/blog/introduction-to-progressive-web-apps-push-notifications-part-3/" office:target-frame-name="_blank" xlink:show="new" text:style-name="Internet_20_link" text:visited-style-name="Visited_20_Internet_20_Link"><text:span text:style-name="T1">More information on push notifications for those who want to see how it is implemented</text:span></text:a></text:p>
      <text:p text:style-name="P32"><text:span text:style-name="Strong_20_Emphasis"><text:span text:style-name="T20"/></text:span></text:p>
      <text:p text:style-name="P32"><text:span text:style-name="Strong_20_Emphasis"><text:span text:style-name="T20"/></text:span></text:p>
      <text:p text:style-name="P33"><text:span text:style-name="Strong_20_Emphasis"><text:span text:style-name="T21">PWA issues</text:span></text:span></text:p>
      <text:p text:style-name="P33"><text:span text:style-name="Strong_20_Emphasis"><text:span text:style-name="T21"/></text:span></text:p>
      <text:p text:style-name="P33"><text:a xlink:type="simple" xlink:href="https://github.com/facebook/create-react-app/issues/2396" text:style-name="Internet_20_link" text:visited-style-name="Visited_20_Internet_20_Link"><text:span text:style-name="Strong_20_Emphasis"><text:span text:style-name="T21">https://github.com/facebook/create-react-app/issues/2396</text:span></text:span></text:a></text:p>
      <text:p text:style-name="P33"><text:span text:style-name="Strong_20_Emphasis"><text:span text:style-name="T21"/></text:span></text:p>
      <text:p text:style-name="P33"><text:span text:style-name="Strong_20_Emphasis"><text:span text:style-name="T21"/></text:span></text:p>
      <text:p text:style-name="P34"><text:span text:style-name="Strong_20_Emphasis"><text:span text:style-name="T22">Accesibility</text:span></text:span></text:p>
      <text:p text:style-name="P34"><text:a xlink:type="simple" xlink:href="https://www.w3.org/standards/webdesign/accessibility" text:style-name="Internet_20_link" text:visited-style-name="Visited_20_Internet_20_Link"><text:span text:style-name="Strong_20_Emphasis"><text:span text:style-name="T22">https://www.w3.org/standards/webdesign/accessibility</text:span></text:span></text:a></text:p>
      <text:p text:style-name="P34"><text:span text:style-name="Strong_20_Emphasis"><text:span text:style-name="T22"><text:tab/></text:span></text:span></text:p>
      <text:p text:style-name="P34"><text:span text:style-name="Strong_20_Emphasis"><text:span text:style-name="T22"><text:tab/><text:tab/><text:tab/></text:span></text:span><text:span text:style-name="Strong_20_Emphasis"><text:span text:style-name="T38">Solution Files – PWA</text:span></text:span></text:p>
      <text:p text:style-name="P34"><text:span text:style-name="Strong_20_Emphasis"><text:span text:style-name="T22"/></text:span></text:p>
      <text:p text:style-name="P56"><text:span text:style-name="Strong_20_Emphasis"><text:span text:style-name="T29">You can find the solution Github repository at </text:span></text:span><text:a xlink:type="simple" xlink:href="https://github.com/aneagoie/robofriends-pwa" office:target-frame-name="_blank" xlink:show="new" text:style-name="Internet_20_link" text:visited-style-name="Visited_20_Internet_20_Link"><text:span text:style-name="Strong_20_Emphasis"><text:span text:style-name="T8">https://github.com/aneagoie/robofriends-pwa</text:span></text:span></text:a></text:p>
      <text:p text:style-name="P44">Or the latest updates included (package.json update) repository at:</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span text:style-name="T41"><text:line-break/><text:line-break/>Finally, I would like to share with you this resource to finish off this section. It is a website that lists all tools that you can use to improve front end performance of your web app: </text:span><text:a xlink:type="simple" xlink:href="https://progressivetooling.com/" office:target-frame-name="_blank" xlink:show="new" text:style-name="Internet_20_link" text:visited-style-name="Visited_20_Internet_20_Link"><text:span text:style-name="T1">https://progressivetooling.com/</text:span></text:a></text:p>
      <text:p text:style-name="P34"><text:span text:style-name="Strong_20_Emphasis"><text:span text:style-name="T22"/></text:span></text:p>
      <text:p text:style-name="P34"><text:span text:style-name="Strong_20_Emphasis"><text:span text:style-name="T22"><text:tab/><text:tab/><text:tab/></text:span></text:span><text:span text:style-name="Strong_20_Emphasis"><text:span text:style-name="T23">SECTION 6 testing</text:span></text:span></text:p>
      <text:p text:style-name="P34"><text:span text:style-name="Strong_20_Emphasis"><text:span text:style-name="T23"/></text:span></text:p>
      <text:p text:style-name="P56"><text:soft-page-break/><text:span text:style-name="Strong_20_Emphasis"><text:span text:style-name="T30">You can find all the code used in this section with the latest up to date libraries below if you encounter any issues:</text:span></text:span></text:p>
      <text:p text:style-name="P46"/>
      <text:p text:style-name="P37"><text:a xlink:type="simple" xlink:href="https://github.com/aneagoie/testing-exercise" office:target-frame-name="_blank" xlink:show="new" text:style-name="Internet_20_link" text:visited-style-name="Visited_20_Internet_20_Link"><text:span text:style-name="Strong_20_Emphasis"><text:span text:style-name="T7">https://github.com/aneagoie/testing-exercise</text:span></text:span></text:a></text:p>
      <text:p text:style-name="P37"><text:a xlink:type="simple" xlink:href="https://github.com/aneagoie/robofriends-testing" office:target-frame-name="_blank" xlink:show="new" text:style-name="Internet_20_link" text:visited-style-name="Visited_20_Internet_20_Link"><text:span text:style-name="Strong_20_Emphasis"><text:span text:style-name="T7">https://github.com/aneagoie/robofriends-testing</text:span></text:span></text:a></text:p>
      <text:p text:style-name="P34"><text:span text:style-name="Strong_20_Emphasis"><text:span text:style-name="T23"/></text:span></text:p>
      <text:p text:style-name="P34"><text:span text:style-name="Strong_20_Emphasis"><text:span text:style-name="T39">Quick Note: Upcoming API Endpoint</text:span></text:span></text:p>
      <text:p text:style-name="P45">Heads up! In the next video, I am going to introduce you to an API endpoint that sometime may or may not be available (SWAPI API). To make sure you are still able to run the code properly, I have added a few other options for you to use so that you make sure the API endpoint we will be testing works. You can use any of the below APIs that work in the next video:</text:p>
      <text:p text:style-name="P46"/>
      <text:p text:style-name="P37"><text:span text:style-name="T42">I recommend using: </text:span><text:bookmark-start text:name="__DdeLink__1782_1808450249"/><text:a xlink:type="simple" xlink:href="http://swapi.py4e.com/api/people/" office:target-frame-name="_blank" xlink:show="new" text:style-name="Internet_20_link" text:visited-style-name="Visited_20_Internet_20_Link"><text:span text:style-name="Strong_20_Emphasis">http://swapi.py4e.com/api/peopl</text:span></text:a><text:a xlink:type="simple" xlink:href="http://swapi.py4e.com/api/people/" office:target-frame-name="_blank" xlink:show="new" text:style-name="Internet_20_link" text:visited-style-name="Visited_20_Internet_20_Link"><text:span text:style-name="Strong_20_Emphasis">e</text:span></text:a><text:bookmark-end text:name="__DdeLink__1782_1808450249"/></text:p>
      <text:p text:style-name="P46"/>
      <text:p text:style-name="P37"><text:a xlink:type="simple" xlink:href="http://swapi.py4e.com/" office:target-frame-name="_blank" xlink:show="new" text:style-name="Internet_20_link" text:visited-style-name="Visited_20_Internet_20_Link"><text:span text:style-name="Strong_20_Emphasis"><text:span text:style-name="T7">Star Wars API</text:span></text:span></text:a><text:span text:style-name="Strong_20_Emphasis"><text:span text:style-name="T42"> </text:span></text:span><text:span text:style-name="Strong_20_Emphasis"><text:span text:style-name="T40">or </text:span></text:span><text:a xlink:type="simple" xlink:href="https://swapi.dev/" office:target-frame-name="_blank" xlink:show="new" text:style-name="Internet_20_link" text:visited-style-name="Visited_20_Internet_20_Link"><text:span text:style-name="Strong_20_Emphasis"><text:span text:style-name="T7">Star Wars API (clone)</text:span></text:span></text:a></text:p>
      <text:p text:style-name="P37"><text:a xlink:type="simple" xlink:href="http://numbersapi.com/#42" office:target-frame-name="_blank" xlink:show="new" text:style-name="Internet_20_link" text:visited-style-name="Visited_20_Internet_20_Link"><text:span text:style-name="Strong_20_Emphasis"><text:span text:style-name="T7">Numbers API</text:span></text:span></text:a></text:p>
      <text:p text:style-name="P37"><text:a xlink:type="simple" xlink:href="https://api.chucknorris.io/" office:target-frame-name="_blank" xlink:show="new" text:style-name="Internet_20_link" text:visited-style-name="Visited_20_Internet_20_Link"><text:span text:style-name="Strong_20_Emphasis"><text:span text:style-name="T7">Chuck Norris API</text:span></text:span></text:a></text:p>
      <text:p text:style-name="P37"><text:a xlink:type="simple" xlink:href="https://pokeapi.co/" office:target-frame-name="_blank" xlink:show="new" text:style-name="Internet_20_link" text:visited-style-name="Visited_20_Internet_20_Link"><text:span text:style-name="Strong_20_Emphasis"><text:span text:style-name="T7">Pokemon API</text:span></text:span></text:a></text:p>
      <text:p text:style-name="P34"><text:span text:style-name="Strong_20_Emphasis"><text:span text:style-name="T23"/></text:span></text:p>
      <text:p text:style-name="P34"><text:span text:style-name="Strong_20_Emphasis"><text:span text:style-name="T39">Resources: Jest Cheat Sheet</text:span></text:span></text:p>
      <text:p text:style-name="P37"><text:span text:style-name="T42">Moving forward, you should use the </text:span><text:a xlink:type="simple" xlink:href="https://github.com/sapegin/jest-cheat-sheet" office:target-frame-name="_blank" xlink:show="new" text:style-name="Internet_20_link" text:visited-style-name="Visited_20_Internet_20_Link"><text:span text:style-name="T1">Jest Cheat Sheet</text:span></text:a><text:span text:style-name="T42"> to help you along as you write tests if you are coding along in the videos. It will also come in handy at the end of this course where you will have to write tests for our robofriends app. </text:span></text:p>
      <text:p text:style-name="P39"/>
      <text:p text:style-name="P34"><text:span text:style-name="Strong_20_Emphasis"><text:span text:style-name="T39">Resources: Enzyme</text:span></text:span></text:p>
      <text:p text:style-name="P37"><text:span text:style-name="T42">To learn more about the 3 techniques used in Enzyme for testing: shallow, mount, render, have a look at </text:span><text:a xlink:type="simple" xlink:href="http://airbnb.io/enzyme/docs/api/" office:target-frame-name="_blank" xlink:show="new" text:style-name="Internet_20_link" text:visited-style-name="Visited_20_Internet_20_Link"><text:span text:style-name="T1">their api documentation</text:span></text:a><text:span text:style-name="T42"> to see what kind of methods you can use to test your components. We will be using some of them in the later parts of this section.</text:span></text:p>
      <text:p text:style-name="P39"/>
      <text:p text:style-name="P43"><text:soft-page-break/>Quick Note: Empty Snapshots</text:p>
      <text:p text:style-name="P37"><text:span text:style-name="T42">HEADS UP! Depending on your version of Jest, in the next video, you may find that your snapshots aren't created properly (empty). This is a known issue with Jest and may require you to do the following: </text:span><text:a xlink:type="simple" xlink:href="https://backbencher.dev/blog/empty-shallowwrapper-snapshot-jest-enzyme" office:target-frame-name="_blank" xlink:show="new" text:style-name="Internet_20_link" text:visited-style-name="Visited_20_Internet_20_Link"><text:span text:style-name="T1">https://backbencher.dev/blog/empty-shallowwrapper-snapshot-jest-enzyme</text:span></text:a><text:span text:style-name="T42">. I have included the code change mentioned in the article in this </text:span><text:a xlink:type="simple" xlink:href="https://github.com/aneagoie/robofriends-testing" office:target-frame-name="_blank" xlink:show="new" text:style-name="Internet_20_link" text:visited-style-name="Visited_20_Internet_20_Link"><text:span text:style-name="T1">git repo</text:span></text:a><text:span text:style-name="T42"> to show you how to do this if you encounter the issue.<text:line-break/><text:line-break/>You'll learn all about Snapshot testing next!</text:span></text:p>
      <text:p text:style-name="P39"/>
      <text:p text:style-name="P34"><text:span text:style-name="Strong_20_Emphasis"><text:span text:style-name="T39">Note: What Test is Best?</text:span></text:span></text:p>
      <text:p text:style-name="P37"><text:span text:style-name="T42">As always, you should always consider asking why and challenging common assumptions and make the decisions that make sense for a specific project. Here is an excellent article that argues an uncommon opinion when it comes to testing, with valid points: </text:span><text:a xlink:type="simple" xlink:href="https://blog.usejournal.com/lean-testing-or-why-unit-tests-are-worse-than-you-think-b6500139a009" office:target-frame-name="_blank" xlink:show="new" text:style-name="Internet_20_link" text:visited-style-name="Visited_20_Internet_20_Link"><text:span text:style-name="T1">https://blog.usejournal.com/lean-testing-or-why-unit-tests-are-worse-than-you-think-b6500139a009</text:span></text:a></text:p>
      <text:p text:style-name="P34"><text:span text:style-name="Strong_20_Emphasis"><text:span text:style-name="T23"/></text:span></text:p>
      <text:p text:style-name="P34"><text:span text:style-name="Strong_20_Emphasis"><text:span text:style-name="T39">Updated Code For This Section</text:span></text:span></text:p>
      <text:p text:style-name="P37"><text:span text:style-name="T42">You can find all the code used in this section with the latest up to date libraries below if you encounter any issues:<text:line-break/><text:line-break/></text:span><text:a xlink:type="simple" xlink:href="https://github.com/aneagoie/robofriends-typescript" office:target-frame-name="_blank" xlink:show="new" text:style-name="Internet_20_link" text:visited-style-name="Visited_20_Internet_20_Link"><text:span text:style-name="Strong_20_Emphasis"><text:span text:style-name="T7">https://github.com/aneagoie/robofriends-typescript</text:span></text:span></text:a><text:span text:style-name="Strong_20_Emphasis"><text:span text:style-name="T40"><text:line-break/><text:line-break/></text:span></text:span><text:a xlink:type="simple" xlink:href="https://github.com/aneagoie/robofriends-typescript-completed" office:target-frame-name="_blank" xlink:show="new" text:style-name="Internet_20_link" text:visited-style-name="Visited_20_Internet_20_Link"><text:span text:style-name="Strong_20_Emphasis"><text:span text:style-name="T7">https://github.com/aneagoie/robofriends-typescript-completed</text:span></text:span></text:a></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39">Resources: Type Vs Interface</text:span></text:span></text:p>
      <text:p text:style-name="P37"><text:span text:style-name="T42">To learn more about the difference between </text:span><text:span text:style-name="Source_20_Text"><text:span text:style-name="T43">type</text:span></text:span><text:span text:style-name="T42">  and </text:span><text:span text:style-name="Source_20_Text"><text:span text:style-name="T43">interface</text:span></text:span><text:span text:style-name="T42"> :<text:line-break/><text:line-break/></text:span><text:a xlink:type="simple" xlink:href="https://medium.com/@martin_hotell/interface-vs-type-alias-in-typescript-2-7-2a8f1777af4c" office:target-frame-name="_blank" xlink:show="new" text:style-name="Internet_20_link" text:visited-style-name="Visited_20_Internet_20_Link"><text:span text:style-name="T1">https://medium.com/@martin_hotell/interface-vs-type-alias-in-typescript-2-7-2a8f1777af4c</text:span></text:a><text:span text:style-name="T42"><text:line-break/><text:line-break/></text:span><text:a xlink:type="simple" xlink:href="https://stackoverflow.com/questions/37233735/typescript-interfaces-vs-types" office:target-frame-name="_blank" xlink:show="new" text:style-name="Internet_20_link" text:visited-style-name="Visited_20_Internet_20_Link"><text:span text:style-name="T1">https://stackoverflow.com/questions/37233735/typescript-interfaces-vs-types</text:span></text:a></text:p>
      <text:p text:style-name="P34"><text:span text:style-name="Strong_20_Emphasis"><text:span text:style-name="T23"/></text:span></text:p>
      <text:p text:style-name="P34"><text:span text:style-name="Strong_20_Emphasis"><text:span text:style-name="T39">Exercise: #1 - Injections</text:span></text:span></text:p>
      <text:p text:style-name="P37"><text:soft-page-break/><text:span text:style-name="T42">To try your own SQL Injection, here is a great exercise you can do to see its power. You may need to login to perform the exercise, but it should be completely free for you to do this. The exercise can be found at this link:<text:line-break/><text:line-break/></text:span><text:a xlink:type="simple" xlink:href="https://www.hacksplaining.com/exercises/sql-injection" office:target-frame-name="_blank" xlink:show="new" text:style-name="Internet_20_link" text:visited-style-name="Visited_20_Internet_20_Link"><text:span text:style-name="T1">SQL Injection</text:span></text:a></text:p>
      <text:p text:style-name="P34"><text:span text:style-name="Strong_20_Emphasis"><text:span text:style-name="T23"/></text:span></text:p>
      <text:p text:style-name="P34"><text:span text:style-name="Strong_20_Emphasis"><text:span text:style-name="T39">Exercise: #2 - Security Files</text:span></text:span></text:p>
      <text:p text:style-name="P37"><text:span text:style-name="T42">In the previous lecture, plus the upcoming ones, I will be using the security exercise files I have created. I recommend you clone these repositories and follow along the videos and play around yourself as well with the security techniques you learn.<text:line-break/><text:line-break/>As always, you can discuss any experiments and questions in our Discord community and going into the</text:span><text:span text:style-name="Strong_20_Emphasis"><text:span text:style-name="T42"> </text:span></text:span><text:span text:style-name="Strong_20_Emphasis"><text:span text:style-name="T40">#juniortosenior</text:span></text:span><text:span text:style-name="T42"> channel!<text:line-break/><text:line-break/></text:span><text:a xlink:type="simple" xlink:href="https://github.com/aneagoie/security-client-exercise" office:target-frame-name="_blank" xlink:show="new" text:style-name="Internet_20_link" text:visited-style-name="Visited_20_Internet_20_Link"><text:span text:style-name="T1">Front End Code</text:span></text:a><text:span text:style-name="T42"><text:line-break/></text:span><text:a xlink:type="simple" xlink:href="https://github.com/aneagoie/security-server-exercise" office:target-frame-name="_blank" xlink:show="new" text:style-name="Internet_20_link" text:visited-style-name="Visited_20_Internet_20_Link"><text:span text:style-name="T1">Back End Code</text:span></text:a></text:p>
      <text:p text:style-name="P34"><text:span text:style-name="Strong_20_Emphasis"><text:span text:style-name="T23"/></text:span></text:p>
      <text:p text:style-name="P34"><text:span text:style-name="Strong_20_Emphasis"><text:span text:style-name="T39">Note: NPM v6</text:span></text:span></text:p>
      <text:p text:style-name="P37"><text:span text:style-name="T42">If you have NPM version 6 or higher, npm has finally added security as a built-in feature when downloading packages (yey!). You will get notified of security vulnerabilities in the packages you install now. For more information, please read this: </text:span><text:a xlink:type="simple" xlink:href="https://medium.com/npm-inc/announcing-npm-6-5d0b1799a905" office:target-frame-name="_blank" xlink:show="new" text:style-name="Internet_20_link" text:visited-style-name="Visited_20_Internet_20_Link"><text:span text:style-name="T1">https://medium.com/npm-inc/announcing-npm-6-5d0b1799a905<text:line-break/><text:line-break/>I</text:span></text:a><text:span text:style-name="T42">n regards to the </text:span><text:span text:style-name="Emphasis"><text:span text:style-name="T42">nsp</text:span></text:span><text:span text:style-name="T42"> tool, please have a read here for the update: </text:span><text:a xlink:type="simple" xlink:href="https://blog.npmjs.org/post/175511531085/the-node-security-platform-service-is-shutting" office:target-frame-name="_blank" xlink:show="new" text:style-name="Internet_20_link" text:visited-style-name="Visited_20_Internet_20_Link"><text:span text:style-name="T1">https://blog.npmjs.org/post/175511531085/the-node-security-platform-service-is-shutting</text:span></text:a><text:span text:style-name="T42">. Now you can just simply use </text:span><text:span text:style-name="Source_20_Text"><text:span text:style-name="T43">npm audit fix</text:span></text:span><text:span text:style-name="T42"> command. You actually saw me use the command in the </text:span><text:span text:style-name="Strong_20_Emphasis"><text:span text:style-name="T40">CWD: Keeping Your Projects Up To Date</text:span></text:span><text:span text:style-name="T42"> lecture already so you can review that one more time if you would like to see it in action!</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39">Exercise: #3 - XSS + CSRF</text:span></text:span></text:p>
      <text:p text:style-name="P37"><text:span text:style-name="T42">It's time to try your hand at doing some bad things... but luckily in a safe playground. Try the below two exercises to get a better idea of how XSS and CSRF are used by malicious hackers:<text:line-break/></text:span><text:soft-page-break/><text:span text:style-name="T42"><text:line-break/>1. </text:span><text:a xlink:type="simple" xlink:href="https://www.hacksplaining.com/exercises/xss-stored" office:target-frame-name="_blank" xlink:show="new" text:style-name="Internet_20_link" text:visited-style-name="Visited_20_Internet_20_Link"><text:span text:style-name="T1">XSS</text:span></text:a></text:p>
      <text:p text:style-name="P37"><text:span text:style-name="T42">2. </text:span><text:a xlink:type="simple" xlink:href="https://www.hacksplaining.com/exercises/csrf" office:target-frame-name="_blank" xlink:show="new" text:style-name="Internet_20_link" text:visited-style-name="Visited_20_Internet_20_Link"><text:span text:style-name="T1">CSRF</text:span></text:a></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39">Resources: XSS + CSRF</text:span></text:span></text:p>
      <text:p text:style-name="P37"><text:span text:style-name="T42">To learn a little bit more about some topics covered in the previous video, here are my recommended resources:<text:line-break/><text:line-break/></text:span><text:a xlink:type="simple" xlink:href="https://developer.mozilla.org/en-US/docs/Web/HTTP/CSP" office:target-frame-name="_blank" xlink:show="new" text:style-name="Internet_20_link" text:visited-style-name="Visited_20_Internet_20_Link"><text:span text:style-name="T1">Content Security Policy</text:span></text:a><text:span text:style-name="T42"><text:line-break/><text:line-break/></text:span><text:a xlink:type="simple" xlink:href="https://developer.mozilla.org/en-US/docs/Web/HTTP/Cookies" office:target-frame-name="_blank" xlink:show="new" text:style-name="Internet_20_link" text:visited-style-name="Visited_20_Internet_20_Link"><text:span text:style-name="T1">Cookies with HTTPOnly and Secure headers</text:span></text:a><text:span text:style-name="T42"><text:line-break/><text:line-break/></text:span><text:a xlink:type="simple" xlink:href="https://hackernoon.com/cross-site-scripting-for-dummies-be30f76fad09" office:target-frame-name="_blank" xlink:show="new" text:style-name="Internet_20_link" text:visited-style-name="Visited_20_Internet_20_Link"><text:span text:style-name="T1">A fun little article with more information</text:span></text:a></text:p>
      <text:p text:style-name="P34"><text:span text:style-name="Strong_20_Emphasis"><text:span text:style-name="T23"/></text:span></text:p>
      <text:p text:style-name="P34"><text:span text:style-name="Strong_20_Emphasis"><text:span text:style-name="T39">Resources: Secure Headers</text:span></text:span></text:p>
      <text:p text:style-name="P37"><text:span text:style-name="T42">For more information on the previous video, I recommend these resources:<text:line-break/><text:line-break/>1. If you are new to HTTP: </text:span><text:a xlink:type="simple" xlink:href="https://code.tutsplus.com/tutorials/http-the-protocol-every-web-developer-must-know-part-1--net-31177" office:target-frame-name="_blank" xlink:show="new" text:style-name="Internet_20_link" text:visited-style-name="Visited_20_Internet_20_Link"><text:span text:style-name="T1">https://code.tutsplus.com/tutorials/http-the-protocol-every-web-developer-must-know-part-1--net-31177</text:span></text:a><text:span text:style-name="T42"><text:line-break/>2. To learn a little bit more about HTTP Headers: </text:span><text:a xlink:type="simple" xlink:href="https://developer.mozilla.org/en-US/docs/Web/HTTP/Headers" office:target-frame-name="_blank" xlink:show="new" text:style-name="Internet_20_link" text:visited-style-name="Visited_20_Internet_20_Link"><text:span text:style-name="T1">https://developer.mozilla.org/en-US/docs/Web/HTTP/Headers</text:span></text:a><text:span text:style-name="T42"><text:line-break/>3. HTTP Header Fields: </text:span><text:a xlink:type="simple" xlink:href="https://www.tutorialspoint.com/http/http_header_fields.htm" office:target-frame-name="_blank" xlink:show="new" text:style-name="Internet_20_link" text:visited-style-name="Visited_20_Internet_20_Link"><text:span text:style-name="T1">https://www.tutorialspoint.com/http/http_header_fields.htm</text:span></text:a><text:span text:style-name="T42"><text:line-break/>4. Helmet package documentation: </text:span><text:a xlink:type="simple" xlink:href="https://github.com/helmetjs/helmet" office:target-frame-name="_blank" xlink:show="new" text:style-name="Internet_20_link" text:visited-style-name="Visited_20_Internet_20_Link"><text:span text:style-name="T1">https://github.com/helmetjs/helmet</text:span></text:a></text:p>
      <text:p text:style-name="P34"><text:span text:style-name="Strong_20_Emphasis"><text:span text:style-name="T23"/></text:span></text:p>
      <text:p text:style-name="P34"><text:span text:style-name="Strong_20_Emphasis"><text:span text:style-name="T39">Resources: Storing Passwords</text:span></text:span></text:p>
      <text:p text:style-name="P37"><text:span text:style-name="T42">At my old company, I wrote a blog post for them about storing user passwords safely and avoiding security threats. You can read about the best practices and what to do by </text:span><text:a xlink:type="simple" xlink:href="https://rangle.io/blog/how-to-store-user-passwords-and-overcome-security-threats-in-2017/" office:target-frame-name="_blank" xlink:show="new" text:style-name="Internet_20_link" text:visited-style-name="Visited_20_Internet_20_Link"><text:span text:style-name="T1">reading it here</text:span></text:a><text:span text:style-name="T42">.  </text:span><text:span text:style-name="Emphasis"><text:span text:style-name="T42">(Even though it was written in 2017, it still applies to the current year)</text:span></text:span></text:p>
      <text:p text:style-name="P34"><text:span text:style-name="Strong_20_Emphasis"><text:span text:style-name="T23"/></text:span></text:p>
      <text:p text:style-name="P34"><text:span text:style-name="Strong_20_Emphasis"><text:span text:style-name="T39">Exercise: #4 - Optional Hacking</text:span></text:span></text:p>
      <text:p text:style-name="P37"><text:span text:style-name="T42">If this topic is interesting to you and you want to learn more about how hackers attack systems, I recommend you go through the free lessons and exercises provided here. It is a lot of fun!<text:line-break/></text:span><text:soft-page-break/><text:span text:style-name="T42"><text:line-break/><text:line-break/></text:span><text:a xlink:type="simple" xlink:href="https://www.hacksplaining.com/lessons" office:target-frame-name="_blank" xlink:show="new" text:style-name="Internet_20_link" text:visited-style-name="Visited_20_Internet_20_Link"><text:span text:style-name="T1">https://www.hacksplaining.com/lessons</text:span></text:a></text:p>
      <text:p text:style-name="P34"><text:span text:style-name="Strong_20_Emphasis"><text:span text:style-name="T23"/></text:span></text:p>
      <text:p text:style-name="P34"><text:span text:style-name="Strong_20_Emphasis"><text:span text:style-name="T39">Resources: Personal Security</text:span></text:span></text:p>
      <text:p text:style-name="P37"><text:span text:style-name="T42">Being secure in your day to day internet life is also important. I recommend this excellent resource for you to cover the basics: </text:span><text:a xlink:type="simple" xlink:href="https://watchyourhack.com/" office:target-frame-name="_blank" xlink:show="new" text:style-name="Internet_20_link" text:visited-style-name="Visited_20_Internet_20_Link"><text:span text:style-name="T1">https://watchyourhack.com</text:span></text:a></text:p>
      <text:p text:style-name="P34"><text:span text:style-name="Strong_20_Emphasis"><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5-11T12:12:55.155693724</dc:date>
    <meta:editing-duration>P1DT13H46M45S</meta:editing-duration>
    <meta:editing-cycles>29</meta:editing-cycles>
    <meta:generator>LibreOffice/6.0.7.3$Linux_X86_64 LibreOffice_project/00m0$Build-3</meta:generator>
    <meta:document-statistic meta:table-count="0" meta:image-count="0" meta:object-count="0" meta:page-count="17" meta:paragraph-count="190" meta:word-count="2998" meta:character-count="20774" meta:non-whitespace-character-count="17775"/>
  </office:meta>
</office:document-meta>
</file>